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ext-properties fo:color="#000000"/>
    </style:style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7">
            <text:p>333.500</text:p>
          </table:table-cell>
          <table:table-cell office:value-type="float" office:value="13316870" table:style-name="ce8">
            <text:p>13.316.870</text:p>
          </table:table-cell>
          <table:table-cell office:value-type="float" office:value="12768263" table:style-name="ce8">
            <text:p>12.768.263</text:p>
          </table:table-cell>
          <table:table-cell office:value-type="percentage" office:value="0.9588036077546751" table:style-name="ce9">
            <text:p>95,9%</text:p>
          </table:table-cell>
          <table:table-cell office:value-type="float" office:value="6802267" table:style-name="ce7">
            <text:p>6.802.267</text:p>
          </table:table-cell>
          <table:table-cell office:value-type="float" office:value="6625656" table:style-name="ce7">
            <text:p>6.625.656</text:p>
          </table:table-cell>
          <table:table-cell office:value-type="float" office:value="44612" table:style-name="ce7">
            <text:p>44.612</text:p>
          </table:table-cell>
          <table:table-cell office:value-type="date" office:date-value="2021-10-07T00:00:00" table:style-name="ce10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12">
            <text:p>64.700</text:p>
          </table:table-cell>
          <table:table-cell office:value-type="float" office:value="2136845" table:style-name="ce13">
            <text:p>2.136.845</text:p>
          </table:table-cell>
          <table:table-cell office:value-type="float" office:value="1991241" table:style-name="ce13">
            <text:p>1.991.241</text:p>
          </table:table-cell>
          <table:table-cell office:value-type="percentage" office:value="0.93186028935182474" table:style-name="ce14">
            <text:p>93,2%</text:p>
          </table:table-cell>
          <table:table-cell office:value-type="float" office:value="1062254" table:style-name="ce12">
            <text:p>1.062.254</text:p>
          </table:table-cell>
          <table:table-cell office:value-type="float" office:value="1040171" table:style-name="ce12">
            <text:p>1.040.171</text:p>
          </table:table-cell>
          <table:table-cell office:value-type="float" office:value="14972" table:style-name="ce12">
            <text:p>14.972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1650625" table:style-name="ce13">
            <text:p>1.650.625</text:p>
          </table:table-cell>
          <table:table-cell office:value-type="float" office:value="1665609" table:style-name="ce13">
            <text:p>1.665.609</text:p>
          </table:table-cell>
          <table:table-cell office:value-type="percentage" office:value="1.0090777735706171" table:style-name="ce14">
            <text:p>100,9%</text:p>
          </table:table-cell>
          <table:table-cell office:value-type="float" office:value="871936" table:style-name="ce12">
            <text:p>871.936</text:p>
          </table:table-cell>
          <table:table-cell office:value-type="float" office:value="861126" table:style-name="ce12">
            <text:p>861.126</text:p>
          </table:table-cell>
          <table:table-cell office:value-type="float" office:value="6354" table:style-name="ce12">
            <text:p>6.354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12">
            <text:p>57.600</text:p>
          </table:table-cell>
          <table:table-cell office:value-type="float" office:value="1891250" table:style-name="ce13">
            <text:p>1.891.250</text:p>
          </table:table-cell>
          <table:table-cell office:value-type="float" office:value="1587474" table:style-name="ce13">
            <text:p>1.587.474</text:p>
          </table:table-cell>
          <table:table-cell office:value-type="percentage" office:value="0.83937818902842032" table:style-name="ce14">
            <text:p>83,9%</text:p>
          </table:table-cell>
          <table:table-cell office:value-type="float" office:value="850017" table:style-name="ce12">
            <text:p>850.017</text:p>
          </table:table-cell>
          <table:table-cell office:value-type="float" office:value="830974" table:style-name="ce12">
            <text:p>830.974</text:p>
          </table:table-cell>
          <table:table-cell office:value-type="float" office:value="0" table:style-name="ce12">
            <text:p>0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3522840" table:style-name="ce13">
            <text:p>3.522.840</text:p>
          </table:table-cell>
          <table:table-cell office:value-type="float" office:value="3125698" table:style-name="ce13">
            <text:p>3.125.698</text:p>
          </table:table-cell>
          <table:table-cell office:value-type="percentage" office:value="0.88726652360027702" table:style-name="ce14">
            <text:p>88,7%</text:p>
          </table:table-cell>
          <table:table-cell office:value-type="float" office:value="1665475" table:style-name="ce12">
            <text:p>1.665.475</text:p>
          </table:table-cell>
          <table:table-cell office:value-type="float" office:value="1619778" table:style-name="ce12">
            <text:p>1.619.778</text:p>
          </table:table-cell>
          <table:table-cell office:value-type="float" office:value="9730" table:style-name="ce12">
            <text:p>9.730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2200" table:style-name="ce12">
            <text:p>22.200</text:p>
          </table:table-cell>
          <table:table-cell office:value-type="float" office:value="989605" table:style-name="ce13">
            <text:p>989.605</text:p>
          </table:table-cell>
          <table:table-cell office:value-type="float" office:value="914147" table:style-name="ce13">
            <text:p>914.147</text:p>
          </table:table-cell>
          <table:table-cell office:value-type="percentage" office:value="0.92374937475053176" table:style-name="ce14">
            <text:p>92,4%</text:p>
          </table:table-cell>
          <table:table-cell office:value-type="float" office:value="480336" table:style-name="ce12">
            <text:p>480.336</text:p>
          </table:table-cell>
          <table:table-cell office:value-type="float" office:value="471933" table:style-name="ce12">
            <text:p>471.933</text:p>
          </table:table-cell>
          <table:table-cell office:value-type="float" office:value="5584" table:style-name="ce12">
            <text:p>5.584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12">
            <text:p>102.200</text:p>
          </table:table-cell>
          <table:table-cell office:value-type="float" office:value="3912325" table:style-name="ce13">
            <text:p>3.912.325</text:p>
          </table:table-cell>
          <table:table-cell office:value-type="float" office:value="3750626" table:style-name="ce13">
            <text:p>3.750.626</text:p>
          </table:table-cell>
          <table:table-cell office:value-type="percentage" office:value="0.95866933345261451" table:style-name="ce14">
            <text:p>95,9%</text:p>
          </table:table-cell>
          <table:table-cell office:value-type="float" office:value="1994354" table:style-name="ce12">
            <text:p>1.994.354</text:p>
          </table:table-cell>
          <table:table-cell office:value-type="float" office:value="1951003" table:style-name="ce12">
            <text:p>1.951.003</text:p>
          </table:table-cell>
          <table:table-cell office:value-type="float" office:value="31212" table:style-name="ce12">
            <text:p>31.212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12">
            <text:p>95.075</text:p>
          </table:table-cell>
          <table:table-cell office:value-type="float" office:value="3267280" table:style-name="ce13">
            <text:p>3.267.280</text:p>
          </table:table-cell>
          <table:table-cell office:value-type="float" office:value="3005154" table:style-name="ce13">
            <text:p>3.005.154</text:p>
          </table:table-cell>
          <table:table-cell office:value-type="percentage" office:value="0.91977241007810784" table:style-name="ce14">
            <text:p>92,0%</text:p>
          </table:table-cell>
          <table:table-cell office:value-type="float" office:value="1610932" table:style-name="ce12">
            <text:p>1.610.932</text:p>
          </table:table-cell>
          <table:table-cell office:value-type="float" office:value="1545853" table:style-name="ce12">
            <text:p>1.545.853</text:p>
          </table:table-cell>
          <table:table-cell office:value-type="float" office:value="15321" table:style-name="ce12">
            <text:p>15.321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12">
            <text:p>375.750</text:p>
          </table:table-cell>
          <table:table-cell office:value-type="float" office:value="11863410" table:style-name="ce13">
            <text:p>11.863.410</text:p>
          </table:table-cell>
          <table:table-cell office:value-type="float" office:value="11033958" table:style-name="ce13">
            <text:p>11.033.958</text:p>
          </table:table-cell>
          <table:table-cell office:value-type="percentage" office:value="0.9300831717018968" table:style-name="ce14">
            <text:p>93,0%</text:p>
          </table:table-cell>
          <table:table-cell office:value-type="float" office:value="5918606" table:style-name="ce12">
            <text:p>5.918.606</text:p>
          </table:table-cell>
          <table:table-cell office:value-type="float" office:value="5756291" table:style-name="ce12">
            <text:p>5.756.291</text:p>
          </table:table-cell>
          <table:table-cell office:value-type="float" office:value="53660" table:style-name="ce12">
            <text:p>53.660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12">
            <text:p>213.450</text:p>
          </table:table-cell>
          <table:table-cell office:value-type="float" office:value="8088540" table:style-name="ce13">
            <text:p>8.088.540</text:p>
          </table:table-cell>
          <table:table-cell office:value-type="float" office:value="7608972" table:style-name="ce13">
            <text:p>7.608.972</text:p>
          </table:table-cell>
          <table:table-cell office:value-type="percentage" office:value="0.94071018997247957" table:style-name="ce14">
            <text:p>94,1%</text:p>
          </table:table-cell>
          <table:table-cell office:value-type="float" office:value="4056374" table:style-name="ce12">
            <text:p>4.056.374</text:p>
          </table:table-cell>
          <table:table-cell office:value-type="float" office:value="3978198" table:style-name="ce12">
            <text:p>3.978.198</text:p>
          </table:table-cell>
          <table:table-cell office:value-type="float" office:value="29024" table:style-name="ce12">
            <text:p>29.024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12">
            <text:p>51.750</text:p>
          </table:table-cell>
          <table:table-cell office:value-type="float" office:value="1682775" table:style-name="ce13">
            <text:p>1.682.775</text:p>
          </table:table-cell>
          <table:table-cell office:value-type="float" office:value="1698373" table:style-name="ce13">
            <text:p>1.698.373</text:p>
          </table:table-cell>
          <table:table-cell office:value-type="percentage" office:value="1.0092692130558156" table:style-name="ce14">
            <text:p>100,9%</text:p>
          </table:table-cell>
          <table:table-cell office:value-type="float" office:value="894793" table:style-name="ce12">
            <text:p>894.793</text:p>
          </table:table-cell>
          <table:table-cell office:value-type="float" office:value="878658" table:style-name="ce12">
            <text:p>878.658</text:p>
          </table:table-cell>
          <table:table-cell office:value-type="float" office:value="14065" table:style-name="ce12">
            <text:p>14.065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12">
            <text:p>122.700</text:p>
          </table:table-cell>
          <table:table-cell office:value-type="float" office:value="4358529" table:style-name="ce13">
            <text:p>4.358.529</text:p>
          </table:table-cell>
          <table:table-cell office:value-type="float" office:value="4391154" table:style-name="ce13">
            <text:p>4.391.154</text:p>
          </table:table-cell>
          <table:table-cell office:value-type="percentage" office:value="1.0074853236034451" table:style-name="ce14">
            <text:p>100,7%</text:p>
          </table:table-cell>
          <table:table-cell office:value-type="float" office:value="2303155" table:style-name="ce12">
            <text:p>2.303.155</text:p>
          </table:table-cell>
          <table:table-cell office:value-type="float" office:value="2274317" table:style-name="ce12">
            <text:p>2.274.317</text:p>
          </table:table-cell>
          <table:table-cell office:value-type="float" office:value="23045" table:style-name="ce12">
            <text:p>23.045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12">
            <text:p>15.200</text:p>
          </table:table-cell>
          <table:table-cell office:value-type="float" office:value="510565" table:style-name="ce13">
            <text:p>510.565</text:p>
          </table:table-cell>
          <table:table-cell office:value-type="float" office:value="476718" table:style-name="ce13">
            <text:p>476.718</text:p>
          </table:table-cell>
          <table:table-cell office:value-type="percentage" office:value="0.93370677582678019" table:style-name="ce14">
            <text:p>93,4%</text:p>
          </table:table-cell>
          <table:table-cell office:value-type="float" office:value="258105" table:style-name="ce12">
            <text:p>258.105</text:p>
          </table:table-cell>
          <table:table-cell office:value-type="float" office:value="252499" table:style-name="ce12">
            <text:p>252.499</text:p>
          </table:table-cell>
          <table:table-cell office:value-type="float" office:value="1401" table:style-name="ce12">
            <text:p>1.401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12">
            <text:p>321.450</text:p>
          </table:table-cell>
          <table:table-cell office:value-type="float" office:value="10825829" table:style-name="ce13">
            <text:p>10.825.829</text:p>
          </table:table-cell>
          <table:table-cell office:value-type="float" office:value="9758710" table:style-name="ce13">
            <text:p>9.758.710</text:p>
          </table:table-cell>
          <table:table-cell office:value-type="percentage" office:value="0.90142842640503562" table:style-name="ce14">
            <text:p>90,1%</text:p>
          </table:table-cell>
          <table:table-cell office:value-type="float" office:value="5294682" table:style-name="ce12">
            <text:p>5.294.682</text:p>
          </table:table-cell>
          <table:table-cell office:value-type="float" office:value="5150486" table:style-name="ce12">
            <text:p>5.150.486</text:p>
          </table:table-cell>
          <table:table-cell office:value-type="float" office:value="28044" table:style-name="ce12">
            <text:p>28.044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407175" table:style-name="ce13">
            <text:p>2.407.175</text:p>
          </table:table-cell>
          <table:table-cell office:value-type="float" office:value="2208387" table:style-name="ce13">
            <text:p>2.208.387</text:p>
          </table:table-cell>
          <table:table-cell office:value-type="percentage" office:value="0.91741855079086476" table:style-name="ce14">
            <text:p>91,7%</text:p>
          </table:table-cell>
          <table:table-cell office:value-type="float" office:value="1183214" table:style-name="ce12">
            <text:p>1.183.214</text:p>
          </table:table-cell>
          <table:table-cell office:value-type="float" office:value="1146295" table:style-name="ce12">
            <text:p>1.146.295</text:p>
          </table:table-cell>
          <table:table-cell office:value-type="float" office:value="3388" table:style-name="ce12">
            <text:p>3.388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12">
            <text:p>23.750</text:p>
          </table:table-cell>
          <table:table-cell office:value-type="float" office:value="1046175" table:style-name="ce13">
            <text:p>1.046.175</text:p>
          </table:table-cell>
          <table:table-cell office:value-type="float" office:value="974363" table:style-name="ce13">
            <text:p>974.363</text:p>
          </table:table-cell>
          <table:table-cell office:value-type="percentage" office:value="0.9313575644610127" table:style-name="ce14">
            <text:p>93,1%</text:p>
          </table:table-cell>
          <table:table-cell office:value-type="float" office:value="524387" table:style-name="ce12">
            <text:p>524.387</text:p>
          </table:table-cell>
          <table:table-cell office:value-type="float" office:value="514552" table:style-name="ce12">
            <text:p>514.552</text:p>
          </table:table-cell>
          <table:table-cell office:value-type="float" office:value="3008" table:style-name="ce12">
            <text:p>3.008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12">
            <text:p>101.300</text:p>
          </table:table-cell>
          <table:table-cell office:value-type="float" office:value="3668820" table:style-name="ce13">
            <text:p>3.668.820</text:p>
          </table:table-cell>
          <table:table-cell office:value-type="float" office:value="3347925" table:style-name="ce13">
            <text:p>3.347.925</text:p>
          </table:table-cell>
          <table:table-cell office:value-type="percentage" office:value="0.91253454789278299" table:style-name="ce14">
            <text:p>91,3%</text:p>
          </table:table-cell>
          <table:table-cell office:value-type="float" office:value="1801288" table:style-name="ce12">
            <text:p>1.801.288</text:p>
          </table:table-cell>
          <table:table-cell office:value-type="float" office:value="1766156" table:style-name="ce12">
            <text:p>1.766.156</text:p>
          </table:table-cell>
          <table:table-cell office:value-type="float" office:value="11080" table:style-name="ce12">
            <text:p>11.080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12">
            <text:p>4.150</text:p>
          </table:table-cell>
          <table:table-cell office:value-type="float" office:value="140230" table:style-name="ce13">
            <text:p>140.230</text:p>
          </table:table-cell>
          <table:table-cell office:value-type="float" office:value="112830" table:style-name="ce13">
            <text:p>112.830</text:p>
          </table:table-cell>
          <table:table-cell office:value-type="percentage" office:value="0.80460671753547741" table:style-name="ce14">
            <text:p>80,5%</text:p>
          </table:table-cell>
          <table:table-cell office:value-type="float" office:value="61865" table:style-name="ce12">
            <text:p>61.865</text:p>
          </table:table-cell>
          <table:table-cell office:value-type="float" office:value="58504" table:style-name="ce12">
            <text:p>58.504</text:p>
          </table:table-cell>
          <table:table-cell office:value-type="float" office:value="408" table:style-name="ce12">
            <text:p>408</text:p>
          </table:table-cell>
          <table:table-cell office:value-type="date" office:date-value="2021-10-07T00:00:00" table:style-name="ce15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41100" table:style-name="ce13">
            <text:p>141.100</text:p>
          </table:table-cell>
          <table:table-cell office:value-type="float" office:value="100982" table:style-name="ce13">
            <text:p>100.982</text:p>
          </table:table-cell>
          <table:table-cell office:value-type="percentage" office:value="0.71567682494684626" table:style-name="ce14">
            <text:p>71,6%</text:p>
          </table:table-cell>
          <table:table-cell office:value-type="float" office:value="56753" table:style-name="ce12">
            <text:p>56.753</text:p>
          </table:table-cell>
          <table:table-cell office:value-type="float" office:value="54058" table:style-name="ce12">
            <text:p>54.058</text:p>
          </table:table-cell>
          <table:table-cell office:value-type="float" office:value="0" table:style-name="ce12">
            <text:p>0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238" table:style-name="ce13">
            <text:p>212.238</text:p>
          </table:table-cell>
          <table:table-cell office:value-type="float" office:value="172709" table:style-name="ce13">
            <text:p>172.709</text:p>
          </table:table-cell>
          <table:table-cell office:value-type="percentage" office:value="0.81375154307899622" table:style-name="ce14">
            <text:p>81,4%</text:p>
          </table:table-cell>
          <table:table-cell office:value-type="float" office:value="92623" table:style-name="ce12">
            <text:p>92.623</text:p>
          </table:table-cell>
          <table:table-cell office:value-type="float" office:value="86610" table:style-name="ce12">
            <text:p>86.610</text:p>
          </table:table-cell>
          <table:table-cell office:value-type="float" office:value="0" table:style-name="ce12">
            <text:p>0</text:p>
          </table:table-cell>
          <table:table-cell office:value-type="date" office:date-value="2021-10-07T00:00:00" table:style-name="ce16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810" table:style-name="ce6">
            <text:p>4.810</text:p>
          </table:table-cell>
          <table:table-cell office:value-type="float" office:value="0" table:style-name="ce6">
            <text:p>0</text:p>
          </table:table-cell>
          <table:table-cell office:value-type="float" office:value="4035" table:style-name="ce12">
            <text:p>4.035</text:p>
          </table:table-cell>
          <table:table-cell office:value-type="float" office:value="8845" table:style-name="ce13">
            <text:p>8.845</text:p>
          </table:table-cell>
          <table:table-cell office:value-type="float" office:value="6451" table:style-name="ce13">
            <text:p>6.451</text:p>
          </table:table-cell>
          <table:table-cell office:value-type="percentage" office:value="0.72933860938383266" table:style-name="ce14">
            <text:p>72,9%</text:p>
          </table:table-cell>
          <table:table-cell office:value-type="float" office:value="4883" table:style-name="ce12">
            <text:p>4.883</text:p>
          </table:table-cell>
          <table:table-cell office:value-type="float" office:value="4567" table:style-name="ce12">
            <text:p>4.567</text:p>
          </table:table-cell>
          <table:table-cell office:value-type="float" office:value="0" table:style-name="ce12">
            <text:p>0</text:p>
          </table:table-cell>
          <table:table-cell office:value-type="date" office:date-value="2021-10-07T00:00:00" table:style-name="ce16">
            <text:p>0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53616591" table:style-name="ce18">
            <text:p>53.616.591</text:p>
          </table:table-cell>
          <table:table-cell office:value-type="float" office:value="10752760" table:style-name="ce19">
            <text:p>10.752.760</text:p>
          </table:table-cell>
          <table:table-cell office:value-type="float" office:value="9111010" table:style-name="ce20">
            <text:p>9.111.010</text:p>
          </table:table-cell>
          <table:table-cell office:value-type="float" office:value="2161510" table:style-name="ce21">
            <text:p>2.161.510</text:p>
          </table:table-cell>
          <table:table-cell office:value-type="float" office:value="75641871" table:style-name="ce22">
            <text:p>75.641.871</text:p>
          </table:table-cell>
          <table:table-cell office:value-type="float" office:value="70699744" table:style-name="ce22">
            <text:p>70.699.744</text:p>
          </table:table-cell>
          <table:table-cell office:value-type="percentage" office:value="0.9346641359518989" table:style-name="ce23">
            <text:p>93,5%</text:p>
          </table:table-cell>
          <table:table-cell office:value-type="float" office:value="37788299" table:style-name="ce22">
            <text:p>37.788.299</text:p>
          </table:table-cell>
          <table:table-cell office:value-type="float" office:value="36867685" table:style-name="ce22">
            <text:p>36.867.685</text:p>
          </table:table-cell>
          <table:table-cell office:value-type="float" office:value="294908" table:style-name="ce22">
            <text:p>294.908</text:p>
          </table:table-cell>
          <table:table-cell office:value-type="float" office:value="0" table:style-name="ce22">
            <text:p>0</text:p>
          </table:table-cell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5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4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451975" table:style-name="ce30">
            <text:p>7.451.975</text:p>
          </table:table-cell>
          <table:table-cell office:value-type="float" office:value="6802267" table:style-name="ce30">
            <text:p>6.802.267</text:p>
          </table:table-cell>
          <table:table-cell office:value-type="percentage" office:value="0.91281398555416515" table:style-name="ce31">
            <text:p>91,3%</text:p>
          </table:table-cell>
          <table:table-cell office:value-type="float" office:value="6625656" table:style-name="ce30">
            <text:p>6.625.656</text:p>
          </table:table-cell>
          <table:table-cell office:value-type="percentage" office:value="0.88911409391470042" table:style-name="ce31">
            <text:p>88,9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30">
            <text:p>1.185.134</text:p>
          </table:table-cell>
          <table:table-cell office:value-type="float" office:value="1062254" table:style-name="ce30">
            <text:p>1.062.254</text:p>
          </table:table-cell>
          <table:table-cell office:value-type="percentage" office:value="0.89631552212661181" table:style-name="ce31">
            <text:p>89,6%</text:p>
          </table:table-cell>
          <table:table-cell office:value-type="float" office:value="1040171" table:style-name="ce30">
            <text:p>1.040.171</text:p>
          </table:table-cell>
          <table:table-cell office:value-type="percentage" office:value="0.87768218614941429" table:style-name="ce31">
            <text:p>87,8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30">
            <text:p>933.927</text:p>
          </table:table-cell>
          <table:table-cell office:value-type="float" office:value="871936" table:style-name="ce30">
            <text:p>871.936</text:p>
          </table:table-cell>
          <table:table-cell office:value-type="percentage" office:value="0.93362329175620795" table:style-name="ce31">
            <text:p>93,4%</text:p>
          </table:table-cell>
          <table:table-cell office:value-type="float" office:value="861126" table:style-name="ce30">
            <text:p>861.126</text:p>
          </table:table-cell>
          <table:table-cell office:value-type="percentage" office:value="0.92204851128621401" table:style-name="ce31">
            <text:p>92,2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30">
            <text:p>1.034.867</text:p>
          </table:table-cell>
          <table:table-cell office:value-type="float" office:value="850017" table:style-name="ce30">
            <text:p>850.017</text:p>
          </table:table-cell>
          <table:table-cell office:value-type="percentage" office:value="0.82137801282676903" table:style-name="ce31">
            <text:p>82,1%</text:p>
          </table:table-cell>
          <table:table-cell office:value-type="float" office:value="830974" table:style-name="ce30">
            <text:p>830.974</text:p>
          </table:table-cell>
          <table:table-cell office:value-type="percentage" office:value="0.8029766143861965" table:style-name="ce31">
            <text:p>80,3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30">
            <text:p>1.960.774</text:p>
          </table:table-cell>
          <table:table-cell office:value-type="float" office:value="1665475" table:style-name="ce30">
            <text:p>1.665.475</text:p>
          </table:table-cell>
          <table:table-cell office:value-type="percentage" office:value="0.84939671782673576" table:style-name="ce31">
            <text:p>84,9%</text:p>
          </table:table-cell>
          <table:table-cell office:value-type="float" office:value="1619778" table:style-name="ce30">
            <text:p>1.619.778</text:p>
          </table:table-cell>
          <table:table-cell office:value-type="percentage" office:value="0.82609112523931871" table:style-name="ce31">
            <text:p>82,6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30">
            <text:p>524.127</text:p>
          </table:table-cell>
          <table:table-cell office:value-type="float" office:value="480336" table:style-name="ce30">
            <text:p>480.336</text:p>
          </table:table-cell>
          <table:table-cell office:value-type="percentage" office:value="0.9164496391141842" table:style-name="ce31">
            <text:p>91,6%</text:p>
          </table:table-cell>
          <table:table-cell office:value-type="float" office:value="471933" table:style-name="ce30">
            <text:p>471.933</text:p>
          </table:table-cell>
          <table:table-cell office:value-type="percentage" office:value="0.90041726528112465" table:style-name="ce31">
            <text:p>90,0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30">
            <text:p>2.176.253</text:p>
          </table:table-cell>
          <table:table-cell office:value-type="float" office:value="1994354" table:style-name="ce30">
            <text:p>1.994.354</text:p>
          </table:table-cell>
          <table:table-cell office:value-type="percentage" office:value="0.91641642768556786" table:style-name="ce31">
            <text:p>91,6%</text:p>
          </table:table-cell>
          <table:table-cell office:value-type="float" office:value="1951003" table:style-name="ce30">
            <text:p>1.951.003</text:p>
          </table:table-cell>
          <table:table-cell office:value-type="percentage" office:value="0.89649640919507056" table:style-name="ce31">
            <text:p>89,6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30">
            <text:p>1.808.784</text:p>
          </table:table-cell>
          <table:table-cell office:value-type="float" office:value="1610932" table:style-name="ce30">
            <text:p>1.610.932</text:p>
          </table:table-cell>
          <table:table-cell office:value-type="percentage" office:value="0.89061601606383067" table:style-name="ce31">
            <text:p>89,1%</text:p>
          </table:table-cell>
          <table:table-cell office:value-type="float" office:value="1545853" table:style-name="ce30">
            <text:p>1.545.853</text:p>
          </table:table-cell>
          <table:table-cell office:value-type="percentage" office:value="0.85463659563552086" table:style-name="ce31">
            <text:p>85,5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30">
            <text:p>6.868.360</text:p>
          </table:table-cell>
          <table:table-cell office:value-type="float" office:value="5918606" table:style-name="ce30">
            <text:p>5.918.606</text:p>
          </table:table-cell>
          <table:table-cell office:value-type="percentage" office:value="0.8617204106948384" table:style-name="ce31">
            <text:p>86,2%</text:p>
          </table:table-cell>
          <table:table-cell office:value-type="float" office:value="5756291" table:style-name="ce30">
            <text:p>5.756.291</text:p>
          </table:table-cell>
          <table:table-cell office:value-type="percentage" office:value="0.8380881316646186" table:style-name="ce31">
            <text:p>83,8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30">
            <text:p>4.488.459</text:p>
          </table:table-cell>
          <table:table-cell office:value-type="float" office:value="4056374" table:style-name="ce30">
            <text:p>4.056.374</text:p>
          </table:table-cell>
          <table:table-cell office:value-type="percentage" office:value="0.90373422147779447" table:style-name="ce31">
            <text:p>90,4%</text:p>
          </table:table-cell>
          <table:table-cell office:value-type="float" office:value="3978198" table:style-name="ce30">
            <text:p>3.978.198</text:p>
          </table:table-cell>
          <table:table-cell office:value-type="percentage" office:value="0.88631710794283736" table:style-name="ce31">
            <text:p>88,6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30">
            <text:p>953.437</text:p>
          </table:table-cell>
          <table:table-cell office:value-type="float" office:value="894793" table:style-name="ce30">
            <text:p>894.793</text:p>
          </table:table-cell>
          <table:table-cell office:value-type="percentage" office:value="0.93849200314231562" table:style-name="ce31">
            <text:p>93,8%</text:p>
          </table:table-cell>
          <table:table-cell office:value-type="float" office:value="878658" table:style-name="ce30">
            <text:p>878.658</text:p>
          </table:table-cell>
          <table:table-cell office:value-type="percentage" office:value="0.92156901819417536" table:style-name="ce31">
            <text:p>92,2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30">
            <text:p>2.454.497</text:p>
          </table:table-cell>
          <table:table-cell office:value-type="float" office:value="2303155" table:style-name="ce30">
            <text:p>2.303.155</text:p>
          </table:table-cell>
          <table:table-cell office:value-type="percentage" office:value="0.93834093095245175" table:style-name="ce31">
            <text:p>93,8%</text:p>
          </table:table-cell>
          <table:table-cell office:value-type="float" office:value="2274317" table:style-name="ce30">
            <text:p>2.274.317</text:p>
          </table:table-cell>
          <table:table-cell office:value-type="percentage" office:value="0.92659188420275107" table:style-name="ce31">
            <text:p>92,7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30">
            <text:p>283.970</text:p>
          </table:table-cell>
          <table:table-cell office:value-type="float" office:value="258105" table:style-name="ce30">
            <text:p>258.105</text:p>
          </table:table-cell>
          <table:table-cell office:value-type="percentage" office:value="0.90891643483466567" table:style-name="ce31">
            <text:p>90,9%</text:p>
          </table:table-cell>
          <table:table-cell office:value-type="float" office:value="252499" table:style-name="ce30">
            <text:p>252.499</text:p>
          </table:table-cell>
          <table:table-cell office:value-type="percentage" office:value="0.88917491284290595" table:style-name="ce31">
            <text:p>88,9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30">
            <text:p>5.977.937</text:p>
          </table:table-cell>
          <table:table-cell office:value-type="float" office:value="5294682" table:style-name="ce30">
            <text:p>5.294.682</text:p>
          </table:table-cell>
          <table:table-cell office:value-type="percentage" office:value="0.88570388078696716" table:style-name="ce31">
            <text:p>88,6%</text:p>
          </table:table-cell>
          <table:table-cell office:value-type="float" office:value="5150486" table:style-name="ce30">
            <text:p>5.150.486</text:p>
          </table:table-cell>
          <table:table-cell office:value-type="percentage" office:value="0.8615825158411673" table:style-name="ce31">
            <text:p>86,2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30">
            <text:p>1.310.137</text:p>
          </table:table-cell>
          <table:table-cell office:value-type="float" office:value="1183214" table:style-name="ce30">
            <text:p>1.183.214</text:p>
          </table:table-cell>
          <table:table-cell office:value-type="percentage" office:value="0.90312234522038537" table:style-name="ce31">
            <text:p>90,3%</text:p>
          </table:table-cell>
          <table:table-cell office:value-type="float" office:value="1146295" table:style-name="ce30">
            <text:p>1.146.295</text:p>
          </table:table-cell>
          <table:table-cell office:value-type="percentage" office:value="0.87494284948825962" table:style-name="ce31">
            <text:p>87,5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30">
            <text:p>581.354</text:p>
          </table:table-cell>
          <table:table-cell office:value-type="float" office:value="524387" table:style-name="ce30">
            <text:p>524.387</text:p>
          </table:table-cell>
          <table:table-cell office:value-type="percentage" office:value="0.90200979093633138" table:style-name="ce31">
            <text:p>90,2%</text:p>
          </table:table-cell>
          <table:table-cell office:value-type="float" office:value="514552" table:style-name="ce30">
            <text:p>514.552</text:p>
          </table:table-cell>
          <table:table-cell office:value-type="percentage" office:value="0.88509238777061827" table:style-name="ce31">
            <text:p>88,5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30">
            <text:p>1.983.943</text:p>
          </table:table-cell>
          <table:table-cell office:value-type="float" office:value="1801288" table:style-name="ce30">
            <text:p>1.801.288</text:p>
          </table:table-cell>
          <table:table-cell office:value-type="percentage" office:value="0.90793334284301519" table:style-name="ce31">
            <text:p>90,8%</text:p>
          </table:table-cell>
          <table:table-cell office:value-type="float" office:value="1766156" table:style-name="ce30">
            <text:p>1.766.156</text:p>
          </table:table-cell>
          <table:table-cell office:value-type="percentage" office:value="0.89022517279982338" table:style-name="ce31">
            <text:p>89,0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30">
            <text:p>70.965</text:p>
          </table:table-cell>
          <table:table-cell office:value-type="float" office:value="61865" table:style-name="ce30">
            <text:p>61.865</text:p>
          </table:table-cell>
          <table:table-cell office:value-type="percentage" office:value="0.87176777284576901" table:style-name="ce31">
            <text:p>87,2%</text:p>
          </table:table-cell>
          <table:table-cell office:value-type="float" office:value="58504" table:style-name="ce30">
            <text:p>58.504</text:p>
          </table:table-cell>
          <table:table-cell office:value-type="percentage" office:value="0.82440639751990419" table:style-name="ce31">
            <text:p>82,4%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30">
            <text:p>70.927</text:p>
          </table:table-cell>
          <table:table-cell office:value-type="float" office:value="56753" table:style-name="ce30">
            <text:p>56.753</text:p>
          </table:table-cell>
          <table:table-cell office:value-type="percentage" office:value="0.80016072863648535" table:style-name="ce31">
            <text:p>80,0%</text:p>
          </table:table-cell>
          <table:table-cell office:value-type="float" office:value="54058" table:style-name="ce30">
            <text:p>54.058</text:p>
          </table:table-cell>
          <table:table-cell office:value-type="percentage" office:value="0.76216391501120873" table:style-name="ce31">
            <text:p>76,2%</text:p>
          </table:table-cell>
          <table:table-cell office:value-type="date" office:date-value="2021-10-06T00:00:00" table:style-name="ce32">
            <text:p>06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30">
            <text:p>-</text:p>
          </table:table-cell>
          <table:table-cell office:value-type="float" office:value="92623" table:style-name="ce30">
            <text:p>92.623</text:p>
          </table:table-cell>
          <table:table-cell office:value-type="string" table:style-name="ce31">
            <text:p>-</text:p>
          </table:table-cell>
          <table:table-cell office:value-type="float" office:value="86610" table:style-name="ce30">
            <text:p>86.610</text:p>
          </table:table-cell>
          <table:table-cell office:value-type="string" table:style-name="ce31">
            <text:p>-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4883" table:style-name="ce30">
            <text:p>4.883</text:p>
          </table:table-cell>
          <table:table-cell office:value-type="string" table:style-name="ce31">
            <text:p>-</text:p>
          </table:table-cell>
          <table:table-cell office:value-type="float" office:value="4567" table:style-name="ce30">
            <text:p>4.567</text:p>
          </table:table-cell>
          <table:table-cell office:value-type="string" table:style-name="ce31">
            <text:p>-</text:p>
          </table:table-cell>
          <table:table-cell office:value-type="date" office:date-value="2021-10-07T00:00:00" table:style-name="ce32">
            <text:p>07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42119827" table:style-name="ce33">
            <text:p>42.119.827</text:p>
          </table:table-cell>
          <table:table-cell office:value-type="float" office:value="37788299" table:style-name="ce33">
            <text:p>37.788.299</text:p>
          </table:table-cell>
          <table:table-cell office:value-type="percentage" office:value="0.89716178084017295" table:style-name="ce34">
            <text:p>89,7%</text:p>
          </table:table-cell>
          <table:table-cell office:value-type="float" office:value="36867685" table:style-name="ce33">
            <text:p>36.867.685</text:p>
          </table:table-cell>
          <table:table-cell office:value-type="percentage" office:value="0.87530475849295397" table:style-name="ce34">
            <text:p>87,5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968" table:style-name="ce43">
            <text:p>433.968</text:p>
          </table:table-cell>
          <table:table-cell office:value-type="percentage" office:value="1" table:style-name="ce44">
            <text:p>100,0%</text:p>
          </table:table-cell>
          <table:table-cell office:value-type="float" office:value="653871" table:style-name="ce43">
            <text:p>653.871</text:p>
          </table:table-cell>
          <table:table-cell office:value-type="percentage" office:value="1" table:style-name="ce44">
            <text:p>100,0%</text:p>
          </table:table-cell>
          <table:table-cell office:value-type="float" office:value="927568" table:style-name="ce43">
            <text:p>927.568</text:p>
          </table:table-cell>
          <table:table-cell office:value-type="percentage" office:value="1" table:style-name="ce44">
            <text:p>100,0%</text:p>
          </table:table-cell>
          <table:table-cell office:value-type="float" office:value="1212081" table:style-name="ce43">
            <text:p>1.212.081</text:p>
          </table:table-cell>
          <table:table-cell office:value-type="percentage" office:value="0.95815089235672768" table:style-name="ce44">
            <text:p>95,8%</text:p>
          </table:table-cell>
          <table:table-cell office:value-type="float" office:value="1244890" table:style-name="ce43">
            <text:p>1.244.890</text:p>
          </table:table-cell>
          <table:table-cell office:value-type="percentage" office:value="0.8987635674753125" table:style-name="ce44">
            <text:p>89,9%</text:p>
          </table:table-cell>
          <table:table-cell office:value-type="float" office:value="921032" table:style-name="ce43">
            <text:p>921.032</text:p>
          </table:table-cell>
          <table:table-cell office:value-type="percentage" office:value="0.80776904747078848" table:style-name="ce44">
            <text:p>80,8%</text:p>
          </table:table-cell>
          <table:table-cell office:value-type="float" office:value="755326" table:style-name="ce43">
            <text:p>755.326</text:p>
          </table:table-cell>
          <table:table-cell office:value-type="percentage" office:value="0.81333990903139108" table:style-name="ce44">
            <text:p>81,3%</text:p>
          </table:table-cell>
          <table:table-cell office:value-type="float" office:value="653531" table:style-name="ce43">
            <text:p>653.531</text:p>
          </table:table-cell>
          <table:table-cell office:value-type="percentage" office:value="0.86801025890315797" table:style-name="ce44">
            <text:p>86,8%</text:p>
          </table:table-cell>
          <table:table-cell office:value-type="float" office:value="6802267" table:style-name="ce43">
            <text:p>6.802.26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281398555416515" table:style-name="ce44">
            <text:p>91,3%</text:p>
          </table:table-cell>
          <table:table-cell office:value-type="percentage" office:value="0.80363146354778847" table:style-name="ce44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23" table:style-name="ce46">
            <text:p>101.223</text:p>
          </table:table-cell>
          <table:table-cell office:value-type="percentage" office:value="1" table:style-name="ce47">
            <text:p>100,0%</text:p>
          </table:table-cell>
          <table:table-cell office:value-type="float" office:value="119224" table:style-name="ce46">
            <text:p>119.224</text:p>
          </table:table-cell>
          <table:table-cell office:value-type="percentage" office:value="1" table:style-name="ce47">
            <text:p>100,0%</text:p>
          </table:table-cell>
          <table:table-cell office:value-type="float" office:value="154389" table:style-name="ce46">
            <text:p>154.389</text:p>
          </table:table-cell>
          <table:table-cell office:value-type="percentage" office:value="0.98735027211623938" table:style-name="ce47">
            <text:p>98,7%</text:p>
          </table:table-cell>
          <table:table-cell office:value-type="float" office:value="185670" table:style-name="ce46">
            <text:p>185.670</text:p>
          </table:table-cell>
          <table:table-cell office:value-type="percentage" office:value="0.93646918785873523" table:style-name="ce47">
            <text:p>93,6%</text:p>
          </table:table-cell>
          <table:table-cell office:value-type="float" office:value="187166" table:style-name="ce46">
            <text:p>187.166</text:p>
          </table:table-cell>
          <table:table-cell office:value-type="percentage" office:value="0.87077039028951864" table:style-name="ce47">
            <text:p>87,1%</text:p>
          </table:table-cell>
          <table:table-cell office:value-type="float" office:value="124622" table:style-name="ce46">
            <text:p>124.622</text:p>
          </table:table-cell>
          <table:table-cell office:value-type="percentage" office:value="0.75856737640456273" table:style-name="ce47">
            <text:p>75,9%</text:p>
          </table:table-cell>
          <table:table-cell office:value-type="float" office:value="102761" table:style-name="ce46">
            <text:p>102.761</text:p>
          </table:table-cell>
          <table:table-cell office:value-type="percentage" office:value="0.78803843528807294" table:style-name="ce47">
            <text:p>78,8%</text:p>
          </table:table-cell>
          <table:table-cell office:value-type="float" office:value="87199" table:style-name="ce46">
            <text:p>87.199</text:p>
          </table:table-cell>
          <table:table-cell office:value-type="percentage" office:value="0.84569727181914289" table:style-name="ce47">
            <text:p>84,6%</text:p>
          </table:table-cell>
          <table:table-cell office:value-type="float" office:value="1062254" table:style-name="ce46">
            <text:p>1.062.25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631552212661181" table:style-name="ce47">
            <text:p>89,6%</text:p>
          </table:table-cell>
          <table:table-cell office:value-type="percentage" office:value="0.79905310025417653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15" table:style-name="ce46">
            <text:p>88.915</text:p>
          </table:table-cell>
          <table:table-cell office:value-type="percentage" office:value="1" table:style-name="ce47">
            <text:p>100,0%</text:p>
          </table:table-cell>
          <table:table-cell office:value-type="float" office:value="114320" table:style-name="ce46">
            <text:p>114.320</text:p>
          </table:table-cell>
          <table:table-cell office:value-type="percentage" office:value="1" table:style-name="ce47">
            <text:p>100,0%</text:p>
          </table:table-cell>
          <table:table-cell office:value-type="float" office:value="148090" table:style-name="ce46">
            <text:p>148.090</text:p>
          </table:table-cell>
          <table:table-cell office:value-type="percentage" office:value="0.98956245155427258" table:style-name="ce47">
            <text:p>99,0%</text:p>
          </table:table-cell>
          <table:table-cell office:value-type="float" office:value="153048" table:style-name="ce46">
            <text:p>153.048</text:p>
          </table:table-cell>
          <table:table-cell office:value-type="percentage" office:value="0.94099418979987093" table:style-name="ce47">
            <text:p>94,1%</text:p>
          </table:table-cell>
          <table:table-cell office:value-type="float" office:value="150422" table:style-name="ce46">
            <text:p>150.422</text:p>
          </table:table-cell>
          <table:table-cell office:value-type="percentage" office:value="0.90076829567706429" table:style-name="ce47">
            <text:p>90,1%</text:p>
          </table:table-cell>
          <table:table-cell office:value-type="float" office:value="90658" table:style-name="ce46">
            <text:p>90.658</text:p>
          </table:table-cell>
          <table:table-cell office:value-type="percentage" office:value="0.79211190815283394" table:style-name="ce47">
            <text:p>79,2%</text:p>
          </table:table-cell>
          <table:table-cell office:value-type="float" office:value="66242" table:style-name="ce46">
            <text:p>66.242</text:p>
          </table:table-cell>
          <table:table-cell office:value-type="percentage" office:value="0.83732982771043218" table:style-name="ce47">
            <text:p>83,7%</text:p>
          </table:table-cell>
          <table:table-cell office:value-type="float" office:value="60241" table:style-name="ce46">
            <text:p>60.241</text:p>
          </table:table-cell>
          <table:table-cell office:value-type="percentage" office:value="0.94126562499999999" table:style-name="ce47">
            <text:p>94,1%</text:p>
          </table:table-cell>
          <table:table-cell office:value-type="float" office:value="871936" table:style-name="ce46">
            <text:p>871.93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362329175620795" table:style-name="ce47">
            <text:p>93,4%</text:p>
          </table:table-cell>
          <table:table-cell office:value-type="percentage" office:value="0.85585953450387908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49" table:style-name="ce46">
            <text:p>51.449</text:p>
          </table:table-cell>
          <table:table-cell office:value-type="percentage" office:value="1" table:style-name="ce47">
            <text:p>100,0%</text:p>
          </table:table-cell>
          <table:table-cell office:value-type="float" office:value="79152" table:style-name="ce46">
            <text:p>79.152</text:p>
          </table:table-cell>
          <table:table-cell office:value-type="percentage" office:value="0.98305926772318541" table:style-name="ce47">
            <text:p>98,3%</text:p>
          </table:table-cell>
          <table:table-cell office:value-type="float" office:value="110079" table:style-name="ce46">
            <text:p>110.079</text:p>
          </table:table-cell>
          <table:table-cell office:value-type="percentage" office:value="0.93899224607825571" table:style-name="ce47">
            <text:p>93,9%</text:p>
          </table:table-cell>
          <table:table-cell office:value-type="float" office:value="149631" table:style-name="ce46">
            <text:p>149.631</text:p>
          </table:table-cell>
          <table:table-cell office:value-type="percentage" office:value="0.90249522005826399" table:style-name="ce47">
            <text:p>90,2%</text:p>
          </table:table-cell>
          <table:table-cell office:value-type="float" office:value="166459" table:style-name="ce46">
            <text:p>166.459</text:p>
          </table:table-cell>
          <table:table-cell office:value-type="percentage" office:value="0.8073792755563316" table:style-name="ce47">
            <text:p>80,7%</text:p>
          </table:table-cell>
          <table:table-cell office:value-type="float" office:value="124599" table:style-name="ce46">
            <text:p>124.599</text:p>
          </table:table-cell>
          <table:table-cell office:value-type="percentage" office:value="0.68390719425645075" table:style-name="ce47">
            <text:p>68,4%</text:p>
          </table:table-cell>
          <table:table-cell office:value-type="float" office:value="95242" table:style-name="ce46">
            <text:p>95.242</text:p>
          </table:table-cell>
          <table:table-cell office:value-type="percentage" office:value="0.69044960925606413" table:style-name="ce47">
            <text:p>69,0%</text:p>
          </table:table-cell>
          <table:table-cell office:value-type="float" office:value="73406" table:style-name="ce46">
            <text:p>73.406</text:p>
          </table:table-cell>
          <table:table-cell office:value-type="percentage" office:value="0.76881022203602845" table:style-name="ce47">
            <text:p>76,9%</text:p>
          </table:table-cell>
          <table:table-cell office:value-type="float" office:value="850017" table:style-name="ce46">
            <text:p>850.01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137801282676903" table:style-name="ce47">
            <text:p>82,1%</text:p>
          </table:table-cell>
          <table:table-cell office:value-type="percentage" office:value="0.725553394113575" table:style-name="ce47">
            <text:p>7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955" table:style-name="ce46">
            <text:p>92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51262" table:style-name="ce46">
            <text:p>151.262</text:p>
          </table:table-cell>
          <table:table-cell office:value-type="percentage" office:value="0.97884566850664267" table:style-name="ce47">
            <text:p>97,9%</text:p>
          </table:table-cell>
          <table:table-cell office:value-type="float" office:value="224138" table:style-name="ce46">
            <text:p>224.138</text:p>
          </table:table-cell>
          <table:table-cell office:value-type="percentage" office:value="0.95340547530328557" table:style-name="ce47">
            <text:p>95,3%</text:p>
          </table:table-cell>
          <table:table-cell office:value-type="float" office:value="320104" table:style-name="ce46">
            <text:p>320.104</text:p>
          </table:table-cell>
          <table:table-cell office:value-type="percentage" office:value="0.9132469073812024" table:style-name="ce47">
            <text:p>91,3%</text:p>
          </table:table-cell>
          <table:table-cell office:value-type="float" office:value="316880" table:style-name="ce46">
            <text:p>316.880</text:p>
          </table:table-cell>
          <table:table-cell office:value-type="percentage" office:value="0.8168610346356503" table:style-name="ce47">
            <text:p>81,7%</text:p>
          </table:table-cell>
          <table:table-cell office:value-type="float" office:value="227787" table:style-name="ce46">
            <text:p>227.787</text:p>
          </table:table-cell>
          <table:table-cell office:value-type="percentage" office:value="0.73258955276682514" table:style-name="ce47">
            <text:p>73,3%</text:p>
          </table:table-cell>
          <table:table-cell office:value-type="float" office:value="185286" table:style-name="ce46">
            <text:p>185.286</text:p>
          </table:table-cell>
          <table:table-cell office:value-type="percentage" office:value="0.73599790266456933" table:style-name="ce47">
            <text:p>73,6%</text:p>
          </table:table-cell>
          <table:table-cell office:value-type="float" office:value="147063" table:style-name="ce46">
            <text:p>147.063</text:p>
          </table:table-cell>
          <table:table-cell office:value-type="percentage" office:value="0.81793912023003723" table:style-name="ce47">
            <text:p>81,8%</text:p>
          </table:table-cell>
          <table:table-cell office:value-type="float" office:value="1665475" table:style-name="ce46">
            <text:p>1.665.47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939671782673576" table:style-name="ce47">
            <text:p>84,9%</text:p>
          </table:table-cell>
          <table:table-cell office:value-type="percentage" office:value="0.76540061545475269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06" table:style-name="ce46">
            <text:p>42.306</text:p>
          </table:table-cell>
          <table:table-cell office:value-type="percentage" office:value="1" table:style-name="ce47">
            <text:p>100,0%</text:p>
          </table:table-cell>
          <table:table-cell office:value-type="float" office:value="55902" table:style-name="ce46">
            <text:p>55.902</text:p>
          </table:table-cell>
          <table:table-cell office:value-type="percentage" office:value="1" table:style-name="ce47">
            <text:p>100,0%</text:p>
          </table:table-cell>
          <table:table-cell office:value-type="float" office:value="76608" table:style-name="ce46">
            <text:p>76.608</text:p>
          </table:table-cell>
          <table:table-cell office:value-type="percentage" office:value="0.99047126511086692" table:style-name="ce47">
            <text:p>99,0%</text:p>
          </table:table-cell>
          <table:table-cell office:value-type="float" office:value="84168" table:style-name="ce46">
            <text:p>84.168</text:p>
          </table:table-cell>
          <table:table-cell office:value-type="percentage" office:value="0.93557422969187676" table:style-name="ce47">
            <text:p>93,6%</text:p>
          </table:table-cell>
          <table:table-cell office:value-type="float" office:value="87784" table:style-name="ce46">
            <text:p>87.784</text:p>
          </table:table-cell>
          <table:table-cell office:value-type="percentage" office:value="0.89787151346541338" table:style-name="ce47">
            <text:p>89,8%</text:p>
          </table:table-cell>
          <table:table-cell office:value-type="float" office:value="54298" table:style-name="ce46">
            <text:p>54.298</text:p>
          </table:table-cell>
          <table:table-cell office:value-type="percentage" office:value="0.77047947440863873" table:style-name="ce47">
            <text:p>77,0%</text:p>
          </table:table-cell>
          <table:table-cell office:value-type="float" office:value="40659" table:style-name="ce46">
            <text:p>40.659</text:p>
          </table:table-cell>
          <table:table-cell office:value-type="percentage" office:value="0.80504900504900501" table:style-name="ce47">
            <text:p>80,5%</text:p>
          </table:table-cell>
          <table:table-cell office:value-type="float" office:value="38611" table:style-name="ce46">
            <text:p>38.611</text:p>
          </table:table-cell>
          <table:table-cell office:value-type="percentage" office:value="0.87826126515478931" table:style-name="ce47">
            <text:p>87,8%</text:p>
          </table:table-cell>
          <table:table-cell office:value-type="float" office:value="480336" table:style-name="ce46">
            <text:p>480.33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4496391141842" table:style-name="ce47">
            <text:p>91,6%</text:p>
          </table:table-cell>
          <table:table-cell office:value-type="percentage" office:value="0.82403822235184121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297" table:style-name="ce46">
            <text:p>229.297</text:p>
          </table:table-cell>
          <table:table-cell office:value-type="percentage" office:value="1" table:style-name="ce47">
            <text:p>100,0%</text:p>
          </table:table-cell>
          <table:table-cell office:value-type="float" office:value="250423" table:style-name="ce46">
            <text:p>250.423</text:p>
          </table:table-cell>
          <table:table-cell office:value-type="percentage" office:value="1" table:style-name="ce47">
            <text:p>100,0%</text:p>
          </table:table-cell>
          <table:table-cell office:value-type="float" office:value="320206" table:style-name="ce46">
            <text:p>320.206</text:p>
          </table:table-cell>
          <table:table-cell office:value-type="percentage" office:value="1" table:style-name="ce47">
            <text:p>100,0%</text:p>
          </table:table-cell>
          <table:table-cell office:value-type="float" office:value="352340" table:style-name="ce46">
            <text:p>352.340</text:p>
          </table:table-cell>
          <table:table-cell office:value-type="percentage" office:value="0.92435233160621766" table:style-name="ce47">
            <text:p>92,4%</text:p>
          </table:table-cell>
          <table:table-cell office:value-type="float" office:value="319601" table:style-name="ce46">
            <text:p>319.601</text:p>
          </table:table-cell>
          <table:table-cell office:value-type="percentage" office:value="0.87970438061683709" table:style-name="ce47">
            <text:p>88,0%</text:p>
          </table:table-cell>
          <table:table-cell office:value-type="float" office:value="210583" table:style-name="ce46">
            <text:p>210.583</text:p>
          </table:table-cell>
          <table:table-cell office:value-type="percentage" office:value="0.78639420724990006" table:style-name="ce47">
            <text:p>78,6%</text:p>
          </table:table-cell>
          <table:table-cell office:value-type="float" office:value="170710" table:style-name="ce46">
            <text:p>170.710</text:p>
          </table:table-cell>
          <table:table-cell office:value-type="percentage" office:value="0.80902912713382558" table:style-name="ce47">
            <text:p>80,9%</text:p>
          </table:table-cell>
          <table:table-cell office:value-type="float" office:value="141194" table:style-name="ce46">
            <text:p>141.194</text:p>
          </table:table-cell>
          <table:table-cell office:value-type="percentage" office:value="0.8539512041707491" table:style-name="ce47">
            <text:p>85,4%</text:p>
          </table:table-cell>
          <table:table-cell office:value-type="float" office:value="1994354" table:style-name="ce46">
            <text:p>1.994.35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641642768556786" table:style-name="ce47">
            <text:p>91,6%</text:p>
          </table:table-cell>
          <table:table-cell office:value-type="percentage" office:value="0.83274416911142679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081" table:style-name="ce46">
            <text:p>138.08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00" table:style-name="ce46">
            <text:p>158.300</text:p>
          </table:table-cell>
          <table:table-cell office:value-type="percentage" office:value="0.99496546219068394" table:style-name="ce47">
            <text:p>99,5%</text:p>
          </table:table-cell>
          <table:table-cell office:value-type="float" office:value="222057" table:style-name="ce46">
            <text:p>222.057</text:p>
          </table:table-cell>
          <table:table-cell office:value-type="percentage" office:value="1" table:style-name="ce47">
            <text:p>100,0%</text:p>
          </table:table-cell>
          <table:table-cell office:value-type="float" office:value="285845" table:style-name="ce46">
            <text:p>285.845</text:p>
          </table:table-cell>
          <table:table-cell office:value-type="percentage" office:value="0.92964374686969475" table:style-name="ce47">
            <text:p>93,0%</text:p>
          </table:table-cell>
          <table:table-cell office:value-type="float" office:value="286141" table:style-name="ce46">
            <text:p>286.141</text:p>
          </table:table-cell>
          <table:table-cell office:value-type="percentage" office:value="0.86550717623750395" table:style-name="ce47">
            <text:p>86,6%</text:p>
          </table:table-cell>
          <table:table-cell office:value-type="float" office:value="203957" table:style-name="ce46">
            <text:p>203.957</text:p>
          </table:table-cell>
          <table:table-cell office:value-type="percentage" office:value="0.76704111680663101" table:style-name="ce47">
            <text:p>76,7%</text:p>
          </table:table-cell>
          <table:table-cell office:value-type="float" office:value="170392" table:style-name="ce46">
            <text:p>170.392</text:p>
          </table:table-cell>
          <table:table-cell office:value-type="percentage" office:value="0.78129570954977101" table:style-name="ce47">
            <text:p>78,1%</text:p>
          </table:table-cell>
          <table:table-cell office:value-type="float" office:value="146159" table:style-name="ce46">
            <text:p>146.159</text:p>
          </table:table-cell>
          <table:table-cell office:value-type="percentage" office:value="0.84012944611776608" table:style-name="ce47">
            <text:p>84,0%</text:p>
          </table:table-cell>
          <table:table-cell office:value-type="float" office:value="1610932" table:style-name="ce46">
            <text:p>1.610.93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061601606383067" table:style-name="ce47">
            <text:p>89,1%</text:p>
          </table:table-cell>
          <table:table-cell office:value-type="percentage" office:value="0.78765668844589409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604" table:style-name="ce46">
            <text:p>458.604</text:p>
          </table:table-cell>
          <table:table-cell office:value-type="percentage" office:value="1" table:style-name="ce47">
            <text:p>100,0%</text:p>
          </table:table-cell>
          <table:table-cell office:value-type="float" office:value="617944" table:style-name="ce46">
            <text:p>617.944</text:p>
          </table:table-cell>
          <table:table-cell office:value-type="percentage" office:value="0.97269287193920273" table:style-name="ce47">
            <text:p>97,3%</text:p>
          </table:table-cell>
          <table:table-cell office:value-type="float" office:value="798089" table:style-name="ce46">
            <text:p>798.089</text:p>
          </table:table-cell>
          <table:table-cell office:value-type="percentage" office:value="0.9528465204683948" table:style-name="ce47">
            <text:p>95,3%</text:p>
          </table:table-cell>
          <table:table-cell office:value-type="float" office:value="1022225" table:style-name="ce46">
            <text:p>1.022.225</text:p>
          </table:table-cell>
          <table:table-cell office:value-type="percentage" office:value="0.93629211013207791" table:style-name="ce47">
            <text:p>93,6%</text:p>
          </table:table-cell>
          <table:table-cell office:value-type="float" office:value="1121527" table:style-name="ce46">
            <text:p>1.121.527</text:p>
          </table:table-cell>
          <table:table-cell office:value-type="percentage" office:value="0.85173551647800849" table:style-name="ce47">
            <text:p>85,2%</text:p>
          </table:table-cell>
          <table:table-cell office:value-type="float" office:value="765395" table:style-name="ce46">
            <text:p>765.395</text:p>
          </table:table-cell>
          <table:table-cell office:value-type="percentage" office:value="0.73267939945551241" table:style-name="ce47">
            <text:p>73,3%</text:p>
          </table:table-cell>
          <table:table-cell office:value-type="float" office:value="619548" table:style-name="ce46">
            <text:p>619.548</text:p>
          </table:table-cell>
          <table:table-cell office:value-type="percentage" office:value="0.73849344704893705" table:style-name="ce47">
            <text:p>73,8%</text:p>
          </table:table-cell>
          <table:table-cell office:value-type="float" office:value="515274" table:style-name="ce46">
            <text:p>515.274</text:p>
          </table:table-cell>
          <table:table-cell office:value-type="percentage" office:value="0.78527994440431237" table:style-name="ce47">
            <text:p>78,5%</text:p>
          </table:table-cell>
          <table:table-cell office:value-type="float" office:value="5918606" table:style-name="ce46">
            <text:p>5.918.60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17204106948384" table:style-name="ce47">
            <text:p>86,2%</text:p>
          </table:table-cell>
          <table:table-cell office:value-type="percentage" office:value="0.76069943765673043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171" table:style-name="ce46">
            <text:p>297.171</text:p>
          </table:table-cell>
          <table:table-cell office:value-type="percentage" office:value="1" table:style-name="ce47">
            <text:p>100,0%</text:p>
          </table:table-cell>
          <table:table-cell office:value-type="float" office:value="434229" table:style-name="ce46">
            <text:p>434.229</text:p>
          </table:table-cell>
          <table:table-cell office:value-type="percentage" office:value="0.99170286528632312" table:style-name="ce47">
            <text:p>99,2%</text:p>
          </table:table-cell>
          <table:table-cell office:value-type="float" office:value="569515" table:style-name="ce46">
            <text:p>569.515</text:p>
          </table:table-cell>
          <table:table-cell office:value-type="percentage" office:value="0.98069147690485048" table:style-name="ce47">
            <text:p>98,1%</text:p>
          </table:table-cell>
          <table:table-cell office:value-type="float" office:value="714095" table:style-name="ce46">
            <text:p>714.095</text:p>
          </table:table-cell>
          <table:table-cell office:value-type="percentage" office:value="0.94917284078614017" table:style-name="ce47">
            <text:p>94,9%</text:p>
          </table:table-cell>
          <table:table-cell office:value-type="float" office:value="751118" table:style-name="ce46">
            <text:p>751.118</text:p>
          </table:table-cell>
          <table:table-cell office:value-type="percentage" office:value="0.88202041362724692" table:style-name="ce47">
            <text:p>88,2%</text:p>
          </table:table-cell>
          <table:table-cell office:value-type="float" office:value="506344" table:style-name="ce46">
            <text:p>506.344</text:p>
          </table:table-cell>
          <table:table-cell office:value-type="percentage" office:value="0.78048088735570531" table:style-name="ce47">
            <text:p>78,0%</text:p>
          </table:table-cell>
          <table:table-cell office:value-type="float" office:value="420457" table:style-name="ce46">
            <text:p>420.457</text:p>
          </table:table-cell>
          <table:table-cell office:value-type="percentage" office:value="0.81464022351131316" table:style-name="ce47">
            <text:p>81,5%</text:p>
          </table:table-cell>
          <table:table-cell office:value-type="float" office:value="363445" table:style-name="ce46">
            <text:p>363.445</text:p>
          </table:table-cell>
          <table:table-cell office:value-type="percentage" office:value="0.85610944783773157" table:style-name="ce47">
            <text:p>85,6%</text:p>
          </table:table-cell>
          <table:table-cell office:value-type="float" office:value="4056374" table:style-name="ce46">
            <text:p>4.056.37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73422147779447" table:style-name="ce47">
            <text:p>90,4%</text:p>
          </table:table-cell>
          <table:table-cell office:value-type="percentage" office:value="0.80207452396540246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46" table:style-name="ce46">
            <text:p>78.246</text:p>
          </table:table-cell>
          <table:table-cell office:value-type="percentage" office:value="1" table:style-name="ce47">
            <text:p>100,0%</text:p>
          </table:table-cell>
          <table:table-cell office:value-type="float" office:value="95902" table:style-name="ce46">
            <text:p>95.902</text:p>
          </table:table-cell>
          <table:table-cell office:value-type="percentage" office:value="1" table:style-name="ce47">
            <text:p>100,0%</text:p>
          </table:table-cell>
          <table:table-cell office:value-type="float" office:value="132782" table:style-name="ce46">
            <text:p>132.782</text:p>
          </table:table-cell>
          <table:table-cell office:value-type="percentage" office:value="1" table:style-name="ce47">
            <text:p>100,0%</text:p>
          </table:table-cell>
          <table:table-cell office:value-type="float" office:value="161373" table:style-name="ce46">
            <text:p>161.373</text:p>
          </table:table-cell>
          <table:table-cell office:value-type="percentage" office:value="0.95365095499243568" table:style-name="ce47">
            <text:p>95,4%</text:p>
          </table:table-cell>
          <table:table-cell office:value-type="float" office:value="146071" table:style-name="ce46">
            <text:p>146.071</text:p>
          </table:table-cell>
          <table:table-cell office:value-type="percentage" office:value="0.91584009429821811" table:style-name="ce47">
            <text:p>91,6%</text:p>
          </table:table-cell>
          <table:table-cell office:value-type="float" office:value="112712" table:style-name="ce46">
            <text:p>112.712</text:p>
          </table:table-cell>
          <table:table-cell office:value-type="percentage" office:value="0.84441747390975364" table:style-name="ce47">
            <text:p>84,4%</text:p>
          </table:table-cell>
          <table:table-cell office:value-type="float" office:value="92456" table:style-name="ce46">
            <text:p>92.456</text:p>
          </table:table-cell>
          <table:table-cell office:value-type="percentage" office:value="0.81588422167313801" table:style-name="ce47">
            <text:p>81,6%</text:p>
          </table:table-cell>
          <table:table-cell office:value-type="float" office:value="75251" table:style-name="ce46">
            <text:p>75.251</text:p>
          </table:table-cell>
          <table:table-cell office:value-type="percentage" office:value="0.88791740412979347" table:style-name="ce47">
            <text:p>88,8%</text:p>
          </table:table-cell>
          <table:table-cell office:value-type="float" office:value="894793" table:style-name="ce46">
            <text:p>894.79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849200314231562" table:style-name="ce47">
            <text:p>93,8%</text:p>
          </table:table-cell>
          <table:table-cell office:value-type="percentage" office:value="0.84098113980715927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192" table:style-name="ce46">
            <text:p>242.192</text:p>
          </table:table-cell>
          <table:table-cell office:value-type="percentage" office:value="1" table:style-name="ce47">
            <text:p>100,0%</text:p>
          </table:table-cell>
          <table:table-cell office:value-type="float" office:value="291207" table:style-name="ce46">
            <text:p>291.207</text:p>
          </table:table-cell>
          <table:table-cell office:value-type="percentage" office:value="1" table:style-name="ce47">
            <text:p>100,0%</text:p>
          </table:table-cell>
          <table:table-cell office:value-type="float" office:value="345602" table:style-name="ce46">
            <text:p>345.602</text:p>
          </table:table-cell>
          <table:table-cell office:value-type="percentage" office:value="0.9961807527231954" table:style-name="ce47">
            <text:p>99,6%</text:p>
          </table:table-cell>
          <table:table-cell office:value-type="float" office:value="390391" table:style-name="ce46">
            <text:p>390.391</text:p>
          </table:table-cell>
          <table:table-cell office:value-type="percentage" office:value="0.96181714705251931" table:style-name="ce47">
            <text:p>96,2%</text:p>
          </table:table-cell>
          <table:table-cell office:value-type="float" office:value="407108" table:style-name="ce46">
            <text:p>407.108</text:p>
          </table:table-cell>
          <table:table-cell office:value-type="percentage" office:value="0.91852145994887424" table:style-name="ce47">
            <text:p>91,9%</text:p>
          </table:table-cell>
          <table:table-cell office:value-type="float" office:value="262330" table:style-name="ce46">
            <text:p>262.330</text:p>
          </table:table-cell>
          <table:table-cell office:value-type="percentage" office:value="0.81114258150695095" table:style-name="ce47">
            <text:p>81,1%</text:p>
          </table:table-cell>
          <table:table-cell office:value-type="float" office:value="197423" table:style-name="ce46">
            <text:p>197.423</text:p>
          </table:table-cell>
          <table:table-cell office:value-type="percentage" office:value="0.85471532290534724" table:style-name="ce47">
            <text:p>85,5%</text:p>
          </table:table-cell>
          <table:table-cell office:value-type="float" office:value="166902" table:style-name="ce46">
            <text:p>166.902</text:p>
          </table:table-cell>
          <table:table-cell office:value-type="percentage" office:value="0.92719727566150201" table:style-name="ce47">
            <text:p>92,7%</text:p>
          </table:table-cell>
          <table:table-cell office:value-type="float" office:value="2303155" table:style-name="ce46">
            <text:p>2.303.15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834093095245175" table:style-name="ce47">
            <text:p>93,8%</text:p>
          </table:table-cell>
          <table:table-cell office:value-type="percentage" office:value="0.852446074292911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59" table:style-name="ce46">
            <text:p>23.359</text:p>
          </table:table-cell>
          <table:table-cell office:value-type="percentage" office:value="1" table:style-name="ce47">
            <text:p>100,0%</text:p>
          </table:table-cell>
          <table:table-cell office:value-type="float" office:value="28657" table:style-name="ce46">
            <text:p>28.657</text:p>
          </table:table-cell>
          <table:table-cell office:value-type="percentage" office:value="1" table:style-name="ce47">
            <text:p>100,0%</text:p>
          </table:table-cell>
          <table:table-cell office:value-type="float" office:value="37995" table:style-name="ce46">
            <text:p>37.995</text:p>
          </table:table-cell>
          <table:table-cell office:value-type="percentage" office:value="1" table:style-name="ce47">
            <text:p>100,0%</text:p>
          </table:table-cell>
          <table:table-cell office:value-type="float" office:value="45306" table:style-name="ce46">
            <text:p>45.306</text:p>
          </table:table-cell>
          <table:table-cell office:value-type="percentage" office:value="0.95052870090634445" table:style-name="ce47">
            <text:p>95,1%</text:p>
          </table:table-cell>
          <table:table-cell office:value-type="float" office:value="47377" table:style-name="ce46">
            <text:p>47.377</text:p>
          </table:table-cell>
          <table:table-cell office:value-type="percentage" office:value="0.89480046083819664" table:style-name="ce47">
            <text:p>89,5%</text:p>
          </table:table-cell>
          <table:table-cell office:value-type="float" office:value="30719" table:style-name="ce46">
            <text:p>30.719</text:p>
          </table:table-cell>
          <table:table-cell office:value-type="percentage" office:value="0.78127622777791905" table:style-name="ce47">
            <text:p>78,1%</text:p>
          </table:table-cell>
          <table:table-cell office:value-type="float" office:value="23469" table:style-name="ce46">
            <text:p>23.469</text:p>
          </table:table-cell>
          <table:table-cell office:value-type="percentage" office:value="0.77053647645938672" table:style-name="ce47">
            <text:p>77,1%</text:p>
          </table:table-cell>
          <table:table-cell office:value-type="float" office:value="21223" table:style-name="ce46">
            <text:p>21.223</text:p>
          </table:table-cell>
          <table:table-cell office:value-type="percentage" office:value="0.831231395895347" table:style-name="ce47">
            <text:p>83,1%</text:p>
          </table:table-cell>
          <table:table-cell office:value-type="float" office:value="258105" table:style-name="ce46">
            <text:p>258.10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91643483466567" table:style-name="ce47">
            <text:p>90,9%</text:p>
          </table:table-cell>
          <table:table-cell office:value-type="percentage" office:value="0.80679495114311972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654" table:style-name="ce46">
            <text:p>373.654</text:p>
          </table:table-cell>
          <table:table-cell office:value-type="percentage" office:value="1" table:style-name="ce47">
            <text:p>100,0%</text:p>
          </table:table-cell>
          <table:table-cell office:value-type="float" office:value="510504" table:style-name="ce46">
            <text:p>510.504</text:p>
          </table:table-cell>
          <table:table-cell office:value-type="percentage" office:value="0.97039049119812348" table:style-name="ce47">
            <text:p>97,0%</text:p>
          </table:table-cell>
          <table:table-cell office:value-type="float" office:value="687263" table:style-name="ce46">
            <text:p>687.263</text:p>
          </table:table-cell>
          <table:table-cell office:value-type="percentage" office:value="0.97716554129468258" table:style-name="ce47">
            <text:p>97,7%</text:p>
          </table:table-cell>
          <table:table-cell office:value-type="float" office:value="937239" table:style-name="ce46">
            <text:p>937.239</text:p>
          </table:table-cell>
          <table:table-cell office:value-type="percentage" office:value="0.96346153253089328" table:style-name="ce47">
            <text:p>96,3%</text:p>
          </table:table-cell>
          <table:table-cell office:value-type="float" office:value="1024119" table:style-name="ce46">
            <text:p>1.024.119</text:p>
          </table:table-cell>
          <table:table-cell office:value-type="percentage" office:value="0.87834002732486482" table:style-name="ce47">
            <text:p>87,8%</text:p>
          </table:table-cell>
          <table:table-cell office:value-type="float" office:value="734756" table:style-name="ce46">
            <text:p>734.756</text:p>
          </table:table-cell>
          <table:table-cell office:value-type="percentage" office:value="0.77372056779411147" table:style-name="ce47">
            <text:p>77,4%</text:p>
          </table:table-cell>
          <table:table-cell office:value-type="float" office:value="584614" table:style-name="ce46">
            <text:p>584.614</text:p>
          </table:table-cell>
          <table:table-cell office:value-type="percentage" office:value="0.78738543385299165" table:style-name="ce47">
            <text:p>78,7%</text:p>
          </table:table-cell>
          <table:table-cell office:value-type="float" office:value="442533" table:style-name="ce46">
            <text:p>442.533</text:p>
          </table:table-cell>
          <table:table-cell office:value-type="percentage" office:value="0.79945695177601694" table:style-name="ce47">
            <text:p>79,9%</text:p>
          </table:table-cell>
          <table:table-cell office:value-type="float" office:value="5294682" table:style-name="ce46">
            <text:p>5.294.68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570388078696716" table:style-name="ce47">
            <text:p>88,6%</text:p>
          </table:table-cell>
          <table:table-cell office:value-type="percentage" office:value="0.78093944914724256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42" table:style-name="ce46">
            <text:p>73.942</text:p>
          </table:table-cell>
          <table:table-cell office:value-type="percentage" office:value="1" table:style-name="ce47">
            <text:p>100,0%</text:p>
          </table:table-cell>
          <table:table-cell office:value-type="float" office:value="103215" table:style-name="ce46">
            <text:p>103.215</text:p>
          </table:table-cell>
          <table:table-cell office:value-type="percentage" office:value="1" table:style-name="ce47">
            <text:p>100,0%</text:p>
          </table:table-cell>
          <table:table-cell office:value-type="float" office:value="148033" table:style-name="ce46">
            <text:p>148.033</text:p>
          </table:table-cell>
          <table:table-cell office:value-type="percentage" office:value="1" table:style-name="ce47">
            <text:p>100,0%</text:p>
          </table:table-cell>
          <table:table-cell office:value-type="float" office:value="206969" table:style-name="ce46">
            <text:p>206.969</text:p>
          </table:table-cell>
          <table:table-cell office:value-type="percentage" office:value="0.97051900063773122" table:style-name="ce47">
            <text:p>97,1%</text:p>
          </table:table-cell>
          <table:table-cell office:value-type="float" office:value="230535" table:style-name="ce46">
            <text:p>230.535</text:p>
          </table:table-cell>
          <table:table-cell office:value-type="percentage" office:value="0.90705744874231287" table:style-name="ce47">
            <text:p>90,7%</text:p>
          </table:table-cell>
          <table:table-cell office:value-type="float" office:value="165068" table:style-name="ce46">
            <text:p>165.068</text:p>
          </table:table-cell>
          <table:table-cell office:value-type="percentage" office:value="0.78978770639655893" table:style-name="ce47">
            <text:p>79,0%</text:p>
          </table:table-cell>
          <table:table-cell office:value-type="float" office:value="138384" table:style-name="ce46">
            <text:p>138.384</text:p>
          </table:table-cell>
          <table:table-cell office:value-type="percentage" office:value="0.80339974919882962" table:style-name="ce47">
            <text:p>80,3%</text:p>
          </table:table-cell>
          <table:table-cell office:value-type="float" office:value="117068" table:style-name="ce46">
            <text:p>117.068</text:p>
          </table:table-cell>
          <table:table-cell office:value-type="percentage" office:value="0.82503840895316227" table:style-name="ce47">
            <text:p>82,5%</text:p>
          </table:table-cell>
          <table:table-cell office:value-type="float" office:value="1183214" table:style-name="ce46">
            <text:p>1.183.21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312234522038537" table:style-name="ce47">
            <text:p>90,3%</text:p>
          </table:table-cell>
          <table:table-cell office:value-type="percentage" office:value="0.78293678548434376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497" table:style-name="ce46">
            <text:p>42.497</text:p>
          </table:table-cell>
          <table:table-cell office:value-type="percentage" office:value="1" table:style-name="ce47">
            <text:p>100,0%</text:p>
          </table:table-cell>
          <table:table-cell office:value-type="float" office:value="55876" table:style-name="ce46">
            <text:p>55.876</text:p>
          </table:table-cell>
          <table:table-cell office:value-type="percentage" office:value="1" table:style-name="ce47">
            <text:p>100,0%</text:p>
          </table:table-cell>
          <table:table-cell office:value-type="float" office:value="72146" table:style-name="ce46">
            <text:p>72.146</text:p>
          </table:table-cell>
          <table:table-cell office:value-type="percentage" office:value="0.97700557932939713" table:style-name="ce47">
            <text:p>97,7%</text:p>
          </table:table-cell>
          <table:table-cell office:value-type="float" office:value="91439" table:style-name="ce46">
            <text:p>91.439</text:p>
          </table:table-cell>
          <table:table-cell office:value-type="percentage" office:value="0.94565329803296994" table:style-name="ce47">
            <text:p>94,6%</text:p>
          </table:table-cell>
          <table:table-cell office:value-type="float" office:value="95010" table:style-name="ce46">
            <text:p>95.010</text:p>
          </table:table-cell>
          <table:table-cell office:value-type="percentage" office:value="0.87970593137164121" table:style-name="ce47">
            <text:p>88,0%</text:p>
          </table:table-cell>
          <table:table-cell office:value-type="float" office:value="63538" table:style-name="ce46">
            <text:p>63.538</text:p>
          </table:table-cell>
          <table:table-cell office:value-type="percentage" office:value="0.78113128680493227" table:style-name="ce47">
            <text:p>78,1%</text:p>
          </table:table-cell>
          <table:table-cell office:value-type="float" office:value="56166" table:style-name="ce46">
            <text:p>56.166</text:p>
          </table:table-cell>
          <table:table-cell office:value-type="percentage" office:value="0.82443084239728737" table:style-name="ce47">
            <text:p>82,4%</text:p>
          </table:table-cell>
          <table:table-cell office:value-type="float" office:value="47715" table:style-name="ce46">
            <text:p>47.715</text:p>
          </table:table-cell>
          <table:table-cell office:value-type="percentage" office:value="0.84619067886784427" table:style-name="ce47">
            <text:p>84,6%</text:p>
          </table:table-cell>
          <table:table-cell office:value-type="float" office:value="524387" table:style-name="ce46">
            <text:p>524.38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200979093633138" table:style-name="ce47">
            <text:p>90,2%</text:p>
          </table:table-cell>
          <table:table-cell office:value-type="percentage" office:value="0.79308738545395696" table:style-name="ce47">
            <text:p>79,3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44" table:style-name="ce46">
            <text:p>164.144</text:p>
          </table:table-cell>
          <table:table-cell office:value-type="percentage" office:value="1" table:style-name="ce47">
            <text:p>100,0%</text:p>
          </table:table-cell>
          <table:table-cell office:value-type="float" office:value="213673" table:style-name="ce46">
            <text:p>213.673</text:p>
          </table:table-cell>
          <table:table-cell office:value-type="percentage" office:value="1" table:style-name="ce47">
            <text:p>100,0%</text:p>
          </table:table-cell>
          <table:table-cell office:value-type="float" office:value="278309" table:style-name="ce46">
            <text:p>278.309</text:p>
          </table:table-cell>
          <table:table-cell office:value-type="percentage" office:value="0.99353846044002725" table:style-name="ce47">
            <text:p>99,4%</text:p>
          </table:table-cell>
          <table:table-cell office:value-type="float" office:value="323201" table:style-name="ce46">
            <text:p>323.201</text:p>
          </table:table-cell>
          <table:table-cell office:value-type="percentage" office:value="0.95065548551813794" table:style-name="ce47">
            <text:p>95,1%</text:p>
          </table:table-cell>
          <table:table-cell office:value-type="float" office:value="319273" table:style-name="ce46">
            <text:p>319.273</text:p>
          </table:table-cell>
          <table:table-cell office:value-type="percentage" office:value="0.8816456937092173" table:style-name="ce47">
            <text:p>88,2%</text:p>
          </table:table-cell>
          <table:table-cell office:value-type="float" office:value="200574" table:style-name="ce46">
            <text:p>200.574</text:p>
          </table:table-cell>
          <table:table-cell office:value-type="percentage" office:value="0.76983069973094653" table:style-name="ce47">
            <text:p>77,0%</text:p>
          </table:table-cell>
          <table:table-cell office:value-type="float" office:value="159792" table:style-name="ce46">
            <text:p>159.792</text:p>
          </table:table-cell>
          <table:table-cell office:value-type="percentage" office:value="0.7928786209771056" table:style-name="ce47">
            <text:p>79,3%</text:p>
          </table:table-cell>
          <table:table-cell office:value-type="float" office:value="142322" table:style-name="ce46">
            <text:p>142.322</text:p>
          </table:table-cell>
          <table:table-cell office:value-type="percentage" office:value="0.84410993677567825" table:style-name="ce47">
            <text:p>84,4%</text:p>
          </table:table-cell>
          <table:table-cell office:value-type="float" office:value="1801288" table:style-name="ce46">
            <text:p>1.801.28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793334284301519" table:style-name="ce47">
            <text:p>90,8%</text:p>
          </table:table-cell>
          <table:table-cell office:value-type="percentage" office:value="0.81120682511718056" table:style-name="ce47">
            <text:p>81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6" table:style-name="ce46">
            <text:p>2.396</text:p>
          </table:table-cell>
          <table:table-cell office:value-type="percentage" office:value="0.91976967370441454" table:style-name="ce47">
            <text:p>92,0%</text:p>
          </table:table-cell>
          <table:table-cell office:value-type="float" office:value="3888" table:style-name="ce46">
            <text:p>3.888</text:p>
          </table:table-cell>
          <table:table-cell office:value-type="percentage" office:value="0.90041685965724871" table:style-name="ce47">
            <text:p>90,0%</text:p>
          </table:table-cell>
          <table:table-cell office:value-type="float" office:value="7642" table:style-name="ce46">
            <text:p>7.642</text:p>
          </table:table-cell>
          <table:table-cell office:value-type="percentage" office:value="0.97263586610665653" table:style-name="ce47">
            <text:p>97,3%</text:p>
          </table:table-cell>
          <table:table-cell office:value-type="float" office:value="10554" table:style-name="ce46">
            <text:p>10.554</text:p>
          </table:table-cell>
          <table:table-cell office:value-type="percentage" office:value="0.91329179646936653" table:style-name="ce47">
            <text:p>91,3%</text:p>
          </table:table-cell>
          <table:table-cell office:value-type="float" office:value="11089" table:style-name="ce46">
            <text:p>11.089</text:p>
          </table:table-cell>
          <table:table-cell office:value-type="percentage" office:value="0.87715551336813791" table:style-name="ce47">
            <text:p>87,7%</text:p>
          </table:table-cell>
          <table:table-cell office:value-type="float" office:value="9125" table:style-name="ce46">
            <text:p>9.125</text:p>
          </table:table-cell>
          <table:table-cell office:value-type="percentage" office:value="0.76719354296283837" table:style-name="ce47">
            <text:p>76,7%</text:p>
          </table:table-cell>
          <table:table-cell office:value-type="float" office:value="9001" table:style-name="ce46">
            <text:p>9.001</text:p>
          </table:table-cell>
          <table:table-cell office:value-type="percentage" office:value="0.82073493206893411" table:style-name="ce47">
            <text:p>82,1%</text:p>
          </table:table-cell>
          <table:table-cell office:value-type="float" office:value="8170" table:style-name="ce46">
            <text:p>8.170</text:p>
          </table:table-cell>
          <table:table-cell office:value-type="percentage" office:value="0.89524435678281833" table:style-name="ce47">
            <text:p>89,5%</text:p>
          </table:table-cell>
          <table:table-cell office:value-type="float" office:value="61865" table:style-name="ce46">
            <text:p>61.86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176777284576901" table:style-name="ce47">
            <text:p>87,2%</text:p>
          </table:table-cell>
          <table:table-cell office:value-type="percentage" office:value="0.73472126552813477" table:style-name="ce47">
            <text:p>73,5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09" table:style-name="ce46">
            <text:p>2.009</text:p>
          </table:table-cell>
          <table:table-cell office:value-type="percentage" office:value="0.85525755640698164" table:style-name="ce47">
            <text:p>85,5%</text:p>
          </table:table-cell>
          <table:table-cell office:value-type="float" office:value="3313" table:style-name="ce46">
            <text:p>3.313</text:p>
          </table:table-cell>
          <table:table-cell office:value-type="percentage" office:value="0.88393810032017073" table:style-name="ce47">
            <text:p>88,4%</text:p>
          </table:table-cell>
          <table:table-cell office:value-type="float" office:value="7151" table:style-name="ce46">
            <text:p>7.151</text:p>
          </table:table-cell>
          <table:table-cell office:value-type="percentage" office:value="0.91363229845406924" table:style-name="ce47">
            <text:p>91,4%</text:p>
          </table:table-cell>
          <table:table-cell office:value-type="float" office:value="9655" table:style-name="ce46">
            <text:p>9.655</text:p>
          </table:table-cell>
          <table:table-cell office:value-type="percentage" office:value="0.85450039826533319" table:style-name="ce47">
            <text:p>85,5%</text:p>
          </table:table-cell>
          <table:table-cell office:value-type="float" office:value="10008" table:style-name="ce46">
            <text:p>10.008</text:p>
          </table:table-cell>
          <table:table-cell office:value-type="percentage" office:value="0.83386102316280619" table:style-name="ce47">
            <text:p>83,4%</text:p>
          </table:table-cell>
          <table:table-cell office:value-type="float" office:value="8529" table:style-name="ce46">
            <text:p>8.529</text:p>
          </table:table-cell>
          <table:table-cell office:value-type="percentage" office:value="0.70295887249649713" table:style-name="ce47">
            <text:p>70,3%</text:p>
          </table:table-cell>
          <table:table-cell office:value-type="float" office:value="8517" table:style-name="ce46">
            <text:p>8.517</text:p>
          </table:table-cell>
          <table:table-cell office:value-type="percentage" office:value="0.71004585243851603" table:style-name="ce47">
            <text:p>71,0%</text:p>
          </table:table-cell>
          <table:table-cell office:value-type="float" office:value="7571" table:style-name="ce46">
            <text:p>7.571</text:p>
          </table:table-cell>
          <table:table-cell office:value-type="percentage" office:value="0.7907875496135367" table:style-name="ce47">
            <text:p>79,1%</text:p>
          </table:table-cell>
          <table:table-cell office:value-type="float" office:value="56753" table:style-name="ce46">
            <text:p>56.75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016072863648535" table:style-name="ce47">
            <text:p>80,0%</text:p>
          </table:table-cell>
          <table:table-cell office:value-type="percentage" office:value="0.65176397629656857" table:style-name="ce47">
            <text:p>65,2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1" table:style-name="ce46">
            <text:p>3.531</text:p>
          </table:table-cell>
          <table:table-cell office:value-type="string" table:style-name="ce47">
            <text:p>-</text:p>
          </table:table-cell>
          <table:table-cell office:value-type="float" office:value="9507" table:style-name="ce46">
            <text:p>9.507</text:p>
          </table:table-cell>
          <table:table-cell office:value-type="string" table:style-name="ce47">
            <text:p>-</text:p>
          </table:table-cell>
          <table:table-cell office:value-type="float" office:value="21989" table:style-name="ce46">
            <text:p>21.989</text:p>
          </table:table-cell>
          <table:table-cell office:value-type="string" table:style-name="ce47">
            <text:p>-</text:p>
          </table:table-cell>
          <table:table-cell office:value-type="float" office:value="31820" table:style-name="ce46">
            <text:p>31.820</text:p>
          </table:table-cell>
          <table:table-cell office:value-type="string" table:style-name="ce47">
            <text:p>-</text:p>
          </table:table-cell>
          <table:table-cell office:value-type="float" office:value="24554" table:style-name="ce46">
            <text:p>24.554</text:p>
          </table:table-cell>
          <table:table-cell office:value-type="string" table:style-name="ce47">
            <text:p>-</text:p>
          </table:table-cell>
          <table:table-cell office:value-type="float" office:value="1172" table:style-name="ce46">
            <text:p>1.172</text:p>
          </table:table-cell>
          <table:table-cell office:value-type="string" table:style-name="ce47">
            <text:p>-</text:p>
          </table:table-cell>
          <table:table-cell office:value-type="float" office:value="92623" table:style-name="ce46">
            <text:p>92.62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14" table:style-name="ce49">
            <text:p>214</text:p>
          </table:table-cell>
          <table:table-cell office:value-type="string" table:style-name="ce50">
            <text:p>-</text:p>
          </table:table-cell>
          <table:table-cell office:value-type="float" office:value="644" table:style-name="ce49">
            <text:p>644</text:p>
          </table:table-cell>
          <table:table-cell office:value-type="string" table:style-name="ce50">
            <text:p>-</text:p>
          </table:table-cell>
          <table:table-cell office:value-type="float" office:value="1230" table:style-name="ce49">
            <text:p>1.230</text:p>
          </table:table-cell>
          <table:table-cell office:value-type="string" table:style-name="ce50">
            <text:p>-</text:p>
          </table:table-cell>
          <table:table-cell office:value-type="float" office:value="1390" table:style-name="ce49">
            <text:p>1.390</text:p>
          </table:table-cell>
          <table:table-cell office:value-type="string" table:style-name="ce50">
            <text:p>-</text:p>
          </table:table-cell>
          <table:table-cell office:value-type="float" office:value="1177" table:style-name="ce49">
            <text:p>1.177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4883" table:style-name="ce49">
            <text:p>4.88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36466" table:style-name="ce53">
            <text:p>2.936.466</text:p>
          </table:table-cell>
          <table:table-cell office:value-type="percentage" office:value="1" table:style-name="ce54">
            <text:p>100,0%</text:p>
          </table:table-cell>
          <table:table-cell office:value-type="float" office:value="3940913" table:style-name="ce53">
            <text:p>3.940.913</text:p>
          </table:table-cell>
          <table:table-cell office:value-type="percentage" office:value="0.99516874176934855" table:style-name="ce54">
            <text:p>99,5%</text:p>
          </table:table-cell>
          <table:table-cell office:value-type="float" office:value="5271407" table:style-name="ce53">
            <text:p>5.271.407</text:p>
          </table:table-cell>
          <table:table-cell office:value-type="percentage" office:value="0.98771235300223759" table:style-name="ce54">
            <text:p>98,8%</text:p>
          </table:table-cell>
          <table:table-cell office:value-type="float" office:value="6665485" table:style-name="ce53">
            <text:p>6.665.485</text:p>
          </table:table-cell>
          <table:table-cell office:value-type="percentage" office:value="0.94770297211581578" table:style-name="ce54">
            <text:p>94,8%</text:p>
          </table:table-cell>
          <table:table-cell office:value-type="float" office:value="6945797" table:style-name="ce53">
            <text:p>6.945.797</text:p>
          </table:table-cell>
          <table:table-cell office:value-type="percentage" office:value="0.88013538717775308" table:style-name="ce54">
            <text:p>88,0%</text:p>
          </table:table-cell>
          <table:table-cell office:value-type="float" office:value="4849836" table:style-name="ce53">
            <text:p>4.849.836</text:p>
          </table:table-cell>
          <table:table-cell office:value-type="percentage" office:value="0.77841449421490072" table:style-name="ce54">
            <text:p>77,8%</text:p>
          </table:table-cell>
          <table:table-cell office:value-type="float" office:value="3922176" table:style-name="ce53">
            <text:p>3.922.176</text:p>
          </table:table-cell>
          <table:table-cell office:value-type="percentage" office:value="0.7932177064457675" table:style-name="ce54">
            <text:p>79,3%</text:p>
          </table:table-cell>
          <table:table-cell office:value-type="float" office:value="3256219" table:style-name="ce53">
            <text:p>3.256.219</text:p>
          </table:table-cell>
          <table:table-cell office:value-type="percentage" office:value="0.83735714326124555" table:style-name="ce54">
            <text:p>83,7%</text:p>
          </table:table-cell>
          <table:table-cell office:value-type="float" office:value="37788299" table:style-name="ce53">
            <text:p>37.788.29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716178084017295" table:style-name="ce54">
            <text:p>89,7%</text:p>
          </table:table-cell>
          <table:table-cell office:value-type="percentage" office:value="0.7963680903554935" table:style-name="ce54">
            <text:p>79,6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432" table:style-name="ce43">
            <text:p>427.432</text:p>
          </table:table-cell>
          <table:table-cell office:value-type="percentage" office:value="1" table:style-name="ce44">
            <text:p>100,0%</text:p>
          </table:table-cell>
          <table:table-cell office:value-type="float" office:value="648497" table:style-name="ce43">
            <text:p>648.497</text:p>
          </table:table-cell>
          <table:table-cell office:value-type="percentage" office:value="0.99710323641065779" table:style-name="ce44">
            <text:p>99,7%</text:p>
          </table:table-cell>
          <table:table-cell office:value-type="float" office:value="916213" table:style-name="ce43">
            <text:p>916.213</text:p>
          </table:table-cell>
          <table:table-cell office:value-type="percentage" office:value="1.0000720408406074" table:style-name="ce44">
            <text:p>100,0%</text:p>
          </table:table-cell>
          <table:table-cell office:value-type="float" office:value="1196761" table:style-name="ce43">
            <text:p>1.196.761</text:p>
          </table:table-cell>
          <table:table-cell office:value-type="percentage" office:value="0.94604042146335909" table:style-name="ce44">
            <text:p>94,6%</text:p>
          </table:table-cell>
          <table:table-cell office:value-type="float" office:value="1222828" table:style-name="ce43">
            <text:p>1.222.828</text:p>
          </table:table-cell>
          <table:table-cell office:value-type="percentage" office:value="0.88283563663351894" table:style-name="ce44">
            <text:p>88,3%</text:p>
          </table:table-cell>
          <table:table-cell office:value-type="float" office:value="886909" table:style-name="ce43">
            <text:p>886.909</text:p>
          </table:table-cell>
          <table:table-cell office:value-type="percentage" office:value="0.77784228791537047" table:style-name="ce44">
            <text:p>77,8%</text:p>
          </table:table-cell>
          <table:table-cell office:value-type="float" office:value="710465" table:style-name="ce43">
            <text:p>710.465</text:p>
          </table:table-cell>
          <table:table-cell office:value-type="percentage" office:value="0.76503329485544946" table:style-name="ce44">
            <text:p>76,5%</text:p>
          </table:table-cell>
          <table:table-cell office:value-type="float" office:value="616551" table:style-name="ce43">
            <text:p>616.551</text:p>
          </table:table-cell>
          <table:table-cell office:value-type="percentage" office:value="0.8188939669839701" table:style-name="ce44">
            <text:p>81,9%</text:p>
          </table:table-cell>
          <table:table-cell office:value-type="float" office:value="6625656" table:style-name="ce43">
            <text:p>6.625.65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8911409391470042" table:style-name="ce44">
            <text:p>88,9%</text:p>
          </table:table-cell>
          <table:table-cell office:value-type="percentage" office:value="0.78276633778770899" table:style-name="ce44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58" table:style-name="ce46">
            <text:p>99.858</text:p>
          </table:table-cell>
          <table:table-cell office:value-type="percentage" office:value="1" table:style-name="ce47">
            <text:p>100,0%</text:p>
          </table:table-cell>
          <table:table-cell office:value-type="float" office:value="118409" table:style-name="ce46">
            <text:p>118.409</text:p>
          </table:table-cell>
          <table:table-cell office:value-type="percentage" office:value="0.99541002900256403" table:style-name="ce47">
            <text:p>99,5%</text:p>
          </table:table-cell>
          <table:table-cell office:value-type="float" office:value="152251" table:style-name="ce46">
            <text:p>152.251</text:p>
          </table:table-cell>
          <table:table-cell office:value-type="percentage" office:value="0.97367731042995009" table:style-name="ce47">
            <text:p>97,4%</text:p>
          </table:table-cell>
          <table:table-cell office:value-type="float" office:value="183447" table:style-name="ce46">
            <text:p>183.447</text:p>
          </table:table-cell>
          <table:table-cell office:value-type="percentage" office:value="0.92525697799925355" table:style-name="ce47">
            <text:p>92,5%</text:p>
          </table:table-cell>
          <table:table-cell office:value-type="float" office:value="184256" table:style-name="ce46">
            <text:p>184.256</text:p>
          </table:table-cell>
          <table:table-cell office:value-type="percentage" office:value="0.85723191729900483" table:style-name="ce47">
            <text:p>85,7%</text:p>
          </table:table-cell>
          <table:table-cell office:value-type="float" office:value="120495" table:style-name="ce46">
            <text:p>120.495</text:p>
          </table:table-cell>
          <table:table-cell office:value-type="percentage" office:value="0.73344655052773822" table:style-name="ce47">
            <text:p>73,3%</text:p>
          </table:table-cell>
          <table:table-cell office:value-type="float" office:value="98238" table:style-name="ce46">
            <text:p>98.238</text:p>
          </table:table-cell>
          <table:table-cell office:value-type="percentage" office:value="0.75335311845768049" table:style-name="ce47">
            <text:p>75,3%</text:p>
          </table:table-cell>
          <table:table-cell office:value-type="float" office:value="83217" table:style-name="ce46">
            <text:p>83.217</text:p>
          </table:table-cell>
          <table:table-cell office:value-type="percentage" office:value="0.80707794663899368" table:style-name="ce47">
            <text:p>80,7%</text:p>
          </table:table-cell>
          <table:table-cell office:value-type="float" office:value="1040171" table:style-name="ce46">
            <text:p>1.040.17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7768218614941429" table:style-name="ce47">
            <text:p>87,8%</text:p>
          </table:table-cell>
          <table:table-cell office:value-type="percentage" office:value="0.78244173459877497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21" table:style-name="ce46">
            <text:p>88.121</text:p>
          </table:table-cell>
          <table:table-cell office:value-type="percentage" office:value="1" table:style-name="ce47">
            <text:p>100,0%</text:p>
          </table:table-cell>
          <table:table-cell office:value-type="float" office:value="113870" table:style-name="ce46">
            <text:p>113.870</text:p>
          </table:table-cell>
          <table:table-cell office:value-type="percentage" office:value="1" table:style-name="ce47">
            <text:p>100,0%</text:p>
          </table:table-cell>
          <table:table-cell office:value-type="float" office:value="147084" table:style-name="ce46">
            <text:p>147.084</text:p>
          </table:table-cell>
          <table:table-cell office:value-type="percentage" office:value="0.9828401892390346" table:style-name="ce47">
            <text:p>98,3%</text:p>
          </table:table-cell>
          <table:table-cell office:value-type="float" office:value="152106" table:style-name="ce46">
            <text:p>152.106</text:p>
          </table:table-cell>
          <table:table-cell office:value-type="percentage" office:value="0.93520243475053033" table:style-name="ce47">
            <text:p>93,5%</text:p>
          </table:table-cell>
          <table:table-cell office:value-type="float" office:value="149208" table:style-name="ce46">
            <text:p>149.208</text:p>
          </table:table-cell>
          <table:table-cell office:value-type="percentage" office:value="0.89349852987849787" table:style-name="ce47">
            <text:p>89,3%</text:p>
          </table:table-cell>
          <table:table-cell office:value-type="float" office:value="88515" table:style-name="ce46">
            <text:p>88.515</text:p>
          </table:table-cell>
          <table:table-cell office:value-type="percentage" office:value="0.77338773798394067" table:style-name="ce47">
            <text:p>77,3%</text:p>
          </table:table-cell>
          <table:table-cell office:value-type="float" office:value="63893" table:style-name="ce46">
            <text:p>63.893</text:p>
          </table:table-cell>
          <table:table-cell office:value-type="percentage" office:value="0.80763737027720539" table:style-name="ce47">
            <text:p>80,8%</text:p>
          </table:table-cell>
          <table:table-cell office:value-type="float" office:value="58329" table:style-name="ce46">
            <text:p>58.329</text:p>
          </table:table-cell>
          <table:table-cell office:value-type="percentage" office:value="0.91139062500000001" table:style-name="ce47">
            <text:p>91,1%</text:p>
          </table:table-cell>
          <table:table-cell office:value-type="float" office:value="861126" table:style-name="ce46">
            <text:p>861.12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204851128621401" table:style-name="ce47">
            <text:p>92,2%</text:p>
          </table:table-cell>
          <table:table-cell office:value-type="percentage" office:value="0.8452488456826962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18" table:style-name="ce46">
            <text:p>50.818</text:p>
          </table:table-cell>
          <table:table-cell office:value-type="percentage" office:value="1" table:style-name="ce47">
            <text:p>100,0%</text:p>
          </table:table-cell>
          <table:table-cell office:value-type="float" office:value="78675" table:style-name="ce46">
            <text:p>78.675</text:p>
          </table:table-cell>
          <table:table-cell office:value-type="percentage" office:value="0.97713497938297977" table:style-name="ce47">
            <text:p>97,7%</text:p>
          </table:table-cell>
          <table:table-cell office:value-type="float" office:value="109004" table:style-name="ce46">
            <text:p>109.004</text:p>
          </table:table-cell>
          <table:table-cell office:value-type="percentage" office:value="0.92982231662273629" table:style-name="ce47">
            <text:p>93,0%</text:p>
          </table:table-cell>
          <table:table-cell office:value-type="float" office:value="147895" table:style-name="ce46">
            <text:p>147.895</text:p>
          </table:table-cell>
          <table:table-cell office:value-type="percentage" office:value="0.89202458428077713" table:style-name="ce47">
            <text:p>89,2%</text:p>
          </table:table-cell>
          <table:table-cell office:value-type="float" office:value="163429" table:style-name="ce46">
            <text:p>163.429</text:p>
          </table:table-cell>
          <table:table-cell office:value-type="percentage" office:value="0.79268280852880124" table:style-name="ce47">
            <text:p>79,3%</text:p>
          </table:table-cell>
          <table:table-cell office:value-type="float" office:value="119640" table:style-name="ce46">
            <text:p>119.640</text:p>
          </table:table-cell>
          <table:table-cell office:value-type="percentage" office:value="0.65668790857745063" table:style-name="ce47">
            <text:p>65,7%</text:p>
          </table:table-cell>
          <table:table-cell office:value-type="float" office:value="90757" table:style-name="ce46">
            <text:p>90.757</text:p>
          </table:table-cell>
          <table:table-cell office:value-type="percentage" office:value="0.6579359440924446" table:style-name="ce47">
            <text:p>65,8%</text:p>
          </table:table-cell>
          <table:table-cell office:value-type="float" office:value="70756" table:style-name="ce46">
            <text:p>70.756</text:p>
          </table:table-cell>
          <table:table-cell office:value-type="percentage" office:value="0.74105571847507334" table:style-name="ce47">
            <text:p>74,1%</text:p>
          </table:table-cell>
          <table:table-cell office:value-type="float" office:value="830974" table:style-name="ce46">
            <text:p>830.97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29766143861965" table:style-name="ce47">
            <text:p>80,3%</text:p>
          </table:table-cell>
          <table:table-cell office:value-type="percentage" office:value="0.70929876240138001" table:style-name="ce47">
            <text:p>7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748" table:style-name="ce46">
            <text:p>91.748</text:p>
          </table:table-cell>
          <table:table-cell office:value-type="percentage" office:value="1" table:style-name="ce47">
            <text:p>100,0%</text:p>
          </table:table-cell>
          <table:table-cell office:value-type="float" office:value="150014" table:style-name="ce46">
            <text:p>150.014</text:p>
          </table:table-cell>
          <table:table-cell office:value-type="percentage" office:value="0.97076961904083969" table:style-name="ce47">
            <text:p>97,1%</text:p>
          </table:table-cell>
          <table:table-cell office:value-type="float" office:value="219986" table:style-name="ce46">
            <text:p>219.986</text:p>
          </table:table-cell>
          <table:table-cell office:value-type="percentage" office:value="0.93574430435744305" table:style-name="ce47">
            <text:p>93,6%</text:p>
          </table:table-cell>
          <table:table-cell office:value-type="float" office:value="317142" table:style-name="ce46">
            <text:p>317.142</text:p>
          </table:table-cell>
          <table:table-cell office:value-type="percentage" office:value="0.90479641210571959" table:style-name="ce47">
            <text:p>90,5%</text:p>
          </table:table-cell>
          <table:table-cell office:value-type="float" office:value="311865" table:style-name="ce46">
            <text:p>311.865</text:p>
          </table:table-cell>
          <table:table-cell office:value-type="percentage" office:value="0.80393324465616978" table:style-name="ce47">
            <text:p>80,4%</text:p>
          </table:table-cell>
          <table:table-cell office:value-type="float" office:value="218837" table:style-name="ce46">
            <text:p>218.837</text:p>
          </table:table-cell>
          <table:table-cell office:value-type="percentage" office:value="0.70380530916528905" table:style-name="ce47">
            <text:p>70,4%</text:p>
          </table:table-cell>
          <table:table-cell office:value-type="float" office:value="173947" table:style-name="ce46">
            <text:p>173.947</text:p>
          </table:table-cell>
          <table:table-cell office:value-type="percentage" office:value="0.69095682984571871" table:style-name="ce47">
            <text:p>69,1%</text:p>
          </table:table-cell>
          <table:table-cell office:value-type="float" office:value="136239" table:style-name="ce46">
            <text:p>136.239</text:p>
          </table:table-cell>
          <table:table-cell office:value-type="percentage" office:value="0.7577378932907668" table:style-name="ce47">
            <text:p>75,8%</text:p>
          </table:table-cell>
          <table:table-cell office:value-type="float" office:value="1619778" table:style-name="ce46">
            <text:p>1.619.77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2609112523931871" table:style-name="ce47">
            <text:p>82,6%</text:p>
          </table:table-cell>
          <table:table-cell office:value-type="percentage" office:value="0.74439969264027883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26" table:style-name="ce46">
            <text:p>41.826</text:p>
          </table:table-cell>
          <table:table-cell office:value-type="percentage" office:value="1" table:style-name="ce47">
            <text:p>100,0%</text:p>
          </table:table-cell>
          <table:table-cell office:value-type="float" office:value="55667" table:style-name="ce46">
            <text:p>55.667</text:p>
          </table:table-cell>
          <table:table-cell office:value-type="percentage" office:value="1" table:style-name="ce47">
            <text:p>100,0%</text:p>
          </table:table-cell>
          <table:table-cell office:value-type="float" office:value="76101" table:style-name="ce46">
            <text:p>76.101</text:p>
          </table:table-cell>
          <table:table-cell office:value-type="percentage" office:value="0.98391621953584585" table:style-name="ce47">
            <text:p>98,4%</text:p>
          </table:table-cell>
          <table:table-cell office:value-type="float" office:value="83519" table:style-name="ce46">
            <text:p>83.519</text:p>
          </table:table-cell>
          <table:table-cell office:value-type="percentage" office:value="0.9283602329820817" table:style-name="ce47">
            <text:p>92,8%</text:p>
          </table:table-cell>
          <table:table-cell office:value-type="float" office:value="86651" table:style-name="ce46">
            <text:p>86.651</text:p>
          </table:table-cell>
          <table:table-cell office:value-type="percentage" office:value="0.88628297313054238" table:style-name="ce47">
            <text:p>88,6%</text:p>
          </table:table-cell>
          <table:table-cell office:value-type="float" office:value="52873" table:style-name="ce46">
            <text:p>52.873</text:p>
          </table:table-cell>
          <table:table-cell office:value-type="percentage" office:value="0.7502589644260923" table:style-name="ce47">
            <text:p>75,0%</text:p>
          </table:table-cell>
          <table:table-cell office:value-type="float" office:value="38914" table:style-name="ce46">
            <text:p>38.914</text:p>
          </table:table-cell>
          <table:table-cell office:value-type="percentage" office:value="0.77049797049797053" table:style-name="ce47">
            <text:p>77,0%</text:p>
          </table:table-cell>
          <table:table-cell office:value-type="float" office:value="36382" table:style-name="ce46">
            <text:p>36.382</text:p>
          </table:table-cell>
          <table:table-cell office:value-type="percentage" office:value="0.82755953870300025" table:style-name="ce47">
            <text:p>82,8%</text:p>
          </table:table-cell>
          <table:table-cell office:value-type="float" office:value="471933" table:style-name="ce46">
            <text:p>471.93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041726528112465" table:style-name="ce47">
            <text:p>90,0%</text:p>
          </table:table-cell>
          <table:table-cell office:value-type="percentage" office:value="0.80962249423147858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785" table:style-name="ce46">
            <text:p>226.785</text:p>
          </table:table-cell>
          <table:table-cell office:value-type="percentage" office:value="1" table:style-name="ce47">
            <text:p>100,0%</text:p>
          </table:table-cell>
          <table:table-cell office:value-type="float" office:value="248907" table:style-name="ce46">
            <text:p>248.907</text:p>
          </table:table-cell>
          <table:table-cell office:value-type="percentage" office:value="1" table:style-name="ce47">
            <text:p>100,0%</text:p>
          </table:table-cell>
          <table:table-cell office:value-type="float" office:value="317184" table:style-name="ce46">
            <text:p>317.184</text:p>
          </table:table-cell>
          <table:table-cell office:value-type="percentage" office:value="0.99563368123675744" table:style-name="ce47">
            <text:p>99,6%</text:p>
          </table:table-cell>
          <table:table-cell office:value-type="float" office:value="348041" table:style-name="ce46">
            <text:p>348.041</text:p>
          </table:table-cell>
          <table:table-cell office:value-type="percentage" office:value="0.91307404735357778" table:style-name="ce47">
            <text:p>91,3%</text:p>
          </table:table-cell>
          <table:table-cell office:value-type="float" office:value="314333" table:style-name="ce46">
            <text:p>314.333</text:p>
          </table:table-cell>
          <table:table-cell office:value-type="percentage" office:value="0.86520416729744976" table:style-name="ce47">
            <text:p>86,5%</text:p>
          </table:table-cell>
          <table:table-cell office:value-type="float" office:value="203886" table:style-name="ce46">
            <text:p>203.886</text:p>
          </table:table-cell>
          <table:table-cell office:value-type="percentage" office:value="0.76138515140991025" table:style-name="ce47">
            <text:p>76,1%</text:p>
          </table:table-cell>
          <table:table-cell office:value-type="float" office:value="162488" table:style-name="ce46">
            <text:p>162.488</text:p>
          </table:table-cell>
          <table:table-cell office:value-type="percentage" office:value="0.77006341051913219" table:style-name="ce47">
            <text:p>77,0%</text:p>
          </table:table-cell>
          <table:table-cell office:value-type="float" office:value="129379" table:style-name="ce46">
            <text:p>129.379</text:p>
          </table:table-cell>
          <table:table-cell office:value-type="percentage" office:value="0.78249325640188216" table:style-name="ce47">
            <text:p>78,2%</text:p>
          </table:table-cell>
          <table:table-cell office:value-type="float" office:value="1951003" table:style-name="ce46">
            <text:p>1.951.00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649640919507056" table:style-name="ce47">
            <text:p>89,6%</text:p>
          </table:table-cell>
          <table:table-cell office:value-type="percentage" office:value="0.8146429230562382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38" table:style-name="ce46">
            <text:p>136.138</text:p>
          </table:table-cell>
          <table:table-cell office:value-type="percentage" office:value="1" table:style-name="ce47">
            <text:p>100,0%</text:p>
          </table:table-cell>
          <table:table-cell office:value-type="float" office:value="157044" table:style-name="ce46">
            <text:p>157.044</text:p>
          </table:table-cell>
          <table:table-cell office:value-type="percentage" office:value="0.98707110577557655" table:style-name="ce47">
            <text:p>98,7%</text:p>
          </table:table-cell>
          <table:table-cell office:value-type="float" office:value="215304" table:style-name="ce46">
            <text:p>215.304</text:p>
          </table:table-cell>
          <table:table-cell office:value-type="percentage" office:value="0.98562560656278042" table:style-name="ce47">
            <text:p>98,6%</text:p>
          </table:table-cell>
          <table:table-cell office:value-type="float" office:value="276414" table:style-name="ce46">
            <text:p>276.414</text:p>
          </table:table-cell>
          <table:table-cell office:value-type="percentage" office:value="0.8989716337429019" table:style-name="ce47">
            <text:p>89,9%</text:p>
          </table:table-cell>
          <table:table-cell office:value-type="float" office:value="274498" table:style-name="ce46">
            <text:p>274.498</text:p>
          </table:table-cell>
          <table:table-cell office:value-type="percentage" office:value="0.830289923019918" table:style-name="ce47">
            <text:p>83,0%</text:p>
          </table:table-cell>
          <table:table-cell office:value-type="float" office:value="192339" table:style-name="ce46">
            <text:p>192.339</text:p>
          </table:table-cell>
          <table:table-cell office:value-type="percentage" office:value="0.72334816341420305" table:style-name="ce47">
            <text:p>72,3%</text:p>
          </table:table-cell>
          <table:table-cell office:value-type="float" office:value="157894" table:style-name="ce46">
            <text:p>157.894</text:p>
          </table:table-cell>
          <table:table-cell office:value-type="percentage" office:value="0.72398883024820138" table:style-name="ce47">
            <text:p>72,4%</text:p>
          </table:table-cell>
          <table:table-cell office:value-type="float" office:value="136222" table:style-name="ce46">
            <text:p>136.222</text:p>
          </table:table-cell>
          <table:table-cell office:value-type="percentage" office:value="0.78301105925091397" table:style-name="ce47">
            <text:p>78,3%</text:p>
          </table:table-cell>
          <table:table-cell office:value-type="float" office:value="1545853" table:style-name="ce46">
            <text:p>1.545.85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463659563552086" table:style-name="ce47">
            <text:p>85,5%</text:p>
          </table:table-cell>
          <table:table-cell office:value-type="percentage" office:value="0.75583665530522126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672" table:style-name="ce46">
            <text:p>452.672</text:p>
          </table:table-cell>
          <table:table-cell office:value-type="percentage" office:value="1" table:style-name="ce47">
            <text:p>100,0%</text:p>
          </table:table-cell>
          <table:table-cell office:value-type="float" office:value="613672" table:style-name="ce46">
            <text:p>613.672</text:p>
          </table:table-cell>
          <table:table-cell office:value-type="percentage" office:value="0.96596840507986881" table:style-name="ce47">
            <text:p>96,6%</text:p>
          </table:table-cell>
          <table:table-cell office:value-type="float" office:value="785180" table:style-name="ce46">
            <text:p>785.180</text:p>
          </table:table-cell>
          <table:table-cell office:value-type="percentage" office:value="0.93743433494431605" table:style-name="ce47">
            <text:p>93,7%</text:p>
          </table:table-cell>
          <table:table-cell office:value-type="float" office:value="1009735" table:style-name="ce46">
            <text:p>1.009.735</text:p>
          </table:table-cell>
          <table:table-cell office:value-type="percentage" office:value="0.92485207642565348" table:style-name="ce47">
            <text:p>92,5%</text:p>
          </table:table-cell>
          <table:table-cell office:value-type="float" office:value="1100186" table:style-name="ce46">
            <text:p>1.100.186</text:p>
          </table:table-cell>
          <table:table-cell office:value-type="percentage" office:value="0.83552824937061188" table:style-name="ce47">
            <text:p>83,6%</text:p>
          </table:table-cell>
          <table:table-cell office:value-type="float" office:value="730036" table:style-name="ce46">
            <text:p>730.036</text:p>
          </table:table-cell>
          <table:table-cell office:value-type="percentage" office:value="0.69883176407071446" table:style-name="ce47">
            <text:p>69,9%</text:p>
          </table:table-cell>
          <table:table-cell office:value-type="float" office:value="581933" table:style-name="ce46">
            <text:p>581.933</text:p>
          </table:table-cell>
          <table:table-cell office:value-type="percentage" office:value="0.69365683873005657" table:style-name="ce47">
            <text:p>69,4%</text:p>
          </table:table-cell>
          <table:table-cell office:value-type="float" office:value="482877" table:style-name="ce46">
            <text:p>482.877</text:p>
          </table:table-cell>
          <table:table-cell office:value-type="percentage" office:value="0.73590676749481077" table:style-name="ce47">
            <text:p>73,6%</text:p>
          </table:table-cell>
          <table:table-cell office:value-type="float" office:value="5756291" table:style-name="ce46">
            <text:p>5.756.29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380881316646186" table:style-name="ce47">
            <text:p>83,8%</text:p>
          </table:table-cell>
          <table:table-cell office:value-type="percentage" office:value="0.7398376115403692" table:style-name="ce47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004" table:style-name="ce46">
            <text:p>293.004</text:p>
          </table:table-cell>
          <table:table-cell office:value-type="percentage" office:value="1" table:style-name="ce47">
            <text:p>100,0%</text:p>
          </table:table-cell>
          <table:table-cell office:value-type="float" office:value="431409" table:style-name="ce46">
            <text:p>431.409</text:p>
          </table:table-cell>
          <table:table-cell office:value-type="percentage" office:value="0.98526247995943927" table:style-name="ce47">
            <text:p>98,5%</text:p>
          </table:table-cell>
          <table:table-cell office:value-type="float" office:value="563209" table:style-name="ce46">
            <text:p>563.209</text:p>
          </table:table-cell>
          <table:table-cell office:value-type="percentage" office:value="0.96983269275805539" table:style-name="ce47">
            <text:p>97,0%</text:p>
          </table:table-cell>
          <table:table-cell office:value-type="float" office:value="708103" table:style-name="ce46">
            <text:p>708.103</text:p>
          </table:table-cell>
          <table:table-cell office:value-type="percentage" office:value="0.94120829312512788" table:style-name="ce47">
            <text:p>94,1%</text:p>
          </table:table-cell>
          <table:table-cell office:value-type="float" office:value="741695" table:style-name="ce46">
            <text:p>741.695</text:p>
          </table:table-cell>
          <table:table-cell office:value-type="percentage" office:value="0.87095520369004731" table:style-name="ce47">
            <text:p>87,1%</text:p>
          </table:table-cell>
          <table:table-cell office:value-type="float" office:value="491566" table:style-name="ce46">
            <text:p>491.566</text:p>
          </table:table-cell>
          <table:table-cell office:value-type="percentage" office:value="0.75770201261177106" table:style-name="ce47">
            <text:p>75,8%</text:p>
          </table:table-cell>
          <table:table-cell office:value-type="float" office:value="402837" table:style-name="ce46">
            <text:p>402.837</text:p>
          </table:table-cell>
          <table:table-cell office:value-type="percentage" office:value="0.78050127294497851" table:style-name="ce47">
            <text:p>78,1%</text:p>
          </table:table-cell>
          <table:table-cell office:value-type="float" office:value="346375" table:style-name="ce46">
            <text:p>346.375</text:p>
          </table:table-cell>
          <table:table-cell office:value-type="percentage" office:value="0.81590037005542582" table:style-name="ce47">
            <text:p>81,6%</text:p>
          </table:table-cell>
          <table:table-cell office:value-type="float" office:value="3978198" table:style-name="ce46">
            <text:p>3.978.19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631710794283736" table:style-name="ce47">
            <text:p>88,6%</text:p>
          </table:table-cell>
          <table:table-cell office:value-type="percentage" office:value="0.78661663522399961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41" table:style-name="ce46">
            <text:p>77.341</text:p>
          </table:table-cell>
          <table:table-cell office:value-type="percentage" office:value="1" table:style-name="ce47">
            <text:p>100,0%</text:p>
          </table:table-cell>
          <table:table-cell office:value-type="float" office:value="95373" table:style-name="ce46">
            <text:p>95.373</text:p>
          </table:table-cell>
          <table:table-cell office:value-type="percentage" office:value="1" table:style-name="ce47">
            <text:p>100,0%</text:p>
          </table:table-cell>
          <table:table-cell office:value-type="float" office:value="131443" table:style-name="ce46">
            <text:p>131.443</text:p>
          </table:table-cell>
          <table:table-cell office:value-type="percentage" office:value="1.0490514537458997" table:style-name="ce47">
            <text:p>104,9%</text:p>
          </table:table-cell>
          <table:table-cell office:value-type="float" office:value="160081" table:style-name="ce46">
            <text:p>160.081</text:p>
          </table:table-cell>
          <table:table-cell office:value-type="percentage" office:value="0.94601574319213311" table:style-name="ce47">
            <text:p>94,6%</text:p>
          </table:table-cell>
          <table:table-cell office:value-type="float" office:value="144071" table:style-name="ce46">
            <text:p>144.071</text:p>
          </table:table-cell>
          <table:table-cell office:value-type="percentage" office:value="0.90330043763401757" table:style-name="ce47">
            <text:p>90,3%</text:p>
          </table:table-cell>
          <table:table-cell office:value-type="float" office:value="109745" table:style-name="ce46">
            <text:p>109.745</text:p>
          </table:table-cell>
          <table:table-cell office:value-type="percentage" office:value="0.82218925823537781" table:style-name="ce47">
            <text:p>82,2%</text:p>
          </table:table-cell>
          <table:table-cell office:value-type="float" office:value="88615" table:style-name="ce46">
            <text:p>88.615</text:p>
          </table:table-cell>
          <table:table-cell office:value-type="percentage" office:value="0.78198905753618075" table:style-name="ce47">
            <text:p>78,2%</text:p>
          </table:table-cell>
          <table:table-cell office:value-type="float" office:value="71989" table:style-name="ce46">
            <text:p>71.989</text:p>
          </table:table-cell>
          <table:table-cell office:value-type="percentage" office:value="0.8494277286135693" table:style-name="ce47">
            <text:p>84,9%</text:p>
          </table:table-cell>
          <table:table-cell office:value-type="float" office:value="878658" table:style-name="ce46">
            <text:p>878.65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156901819417536" table:style-name="ce47">
            <text:p>92,2%</text:p>
          </table:table-cell>
          <table:table-cell office:value-type="percentage" office:value="0.82581648084046144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539" table:style-name="ce46">
            <text:p>240.539</text:p>
          </table:table-cell>
          <table:table-cell office:value-type="percentage" office:value="1" table:style-name="ce47">
            <text:p>100,0%</text:p>
          </table:table-cell>
          <table:table-cell office:value-type="float" office:value="289874" table:style-name="ce46">
            <text:p>289.874</text:p>
          </table:table-cell>
          <table:table-cell office:value-type="percentage" office:value="1" table:style-name="ce47">
            <text:p>100,0%</text:p>
          </table:table-cell>
          <table:table-cell office:value-type="float" office:value="343882" table:style-name="ce46">
            <text:p>343.882</text:p>
          </table:table-cell>
          <table:table-cell office:value-type="percentage" office:value="0.99122293739028666" table:style-name="ce47">
            <text:p>99,1%</text:p>
          </table:table-cell>
          <table:table-cell office:value-type="float" office:value="387817" table:style-name="ce46">
            <text:p>387.817</text:p>
          </table:table-cell>
          <table:table-cell office:value-type="percentage" office:value="0.95547551177785062" table:style-name="ce47">
            <text:p>95,5%</text:p>
          </table:table-cell>
          <table:table-cell office:value-type="float" office:value="403142" table:style-name="ce46">
            <text:p>403.142</text:p>
          </table:table-cell>
          <table:table-cell office:value-type="percentage" office:value="0.90957332797859303" table:style-name="ce47">
            <text:p>91,0%</text:p>
          </table:table-cell>
          <table:table-cell office:value-type="float" office:value="256980" table:style-name="ce46">
            <text:p>256.980</text:p>
          </table:table-cell>
          <table:table-cell office:value-type="percentage" office:value="0.79460000989462232" table:style-name="ce47">
            <text:p>79,5%</text:p>
          </table:table-cell>
          <table:table-cell office:value-type="float" office:value="190901" table:style-name="ce46">
            <text:p>190.901</text:p>
          </table:table-cell>
          <table:table-cell office:value-type="percentage" office:value="0.82647923422272829" table:style-name="ce47">
            <text:p>82,6%</text:p>
          </table:table-cell>
          <table:table-cell office:value-type="float" office:value="161182" table:style-name="ce46">
            <text:p>161.182</text:p>
          </table:table-cell>
          <table:table-cell office:value-type="percentage" office:value="0.89542073363813635" table:style-name="ce47">
            <text:p>89,5%</text:p>
          </table:table-cell>
          <table:table-cell office:value-type="float" office:value="2274317" table:style-name="ce46">
            <text:p>2.274.317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659188420275107" table:style-name="ce47">
            <text:p>92,7%</text:p>
          </table:table-cell>
          <table:table-cell office:value-type="percentage" office:value="0.84177252436229077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1" table:style-name="ce46">
            <text:p>23.151</text:p>
          </table:table-cell>
          <table:table-cell office:value-type="percentage" office:value="1" table:style-name="ce47">
            <text:p>100,0%</text:p>
          </table:table-cell>
          <table:table-cell office:value-type="float" office:value="28540" table:style-name="ce46">
            <text:p>28.540</text:p>
          </table:table-cell>
          <table:table-cell office:value-type="percentage" office:value="1" table:style-name="ce47">
            <text:p>100,0%</text:p>
          </table:table-cell>
          <table:table-cell office:value-type="float" office:value="37401" table:style-name="ce46">
            <text:p>37.401</text:p>
          </table:table-cell>
          <table:table-cell office:value-type="percentage" office:value="0.99159552468317513" table:style-name="ce47">
            <text:p>99,2%</text:p>
          </table:table-cell>
          <table:table-cell office:value-type="float" office:value="44683" table:style-name="ce46">
            <text:p>44.683</text:p>
          </table:table-cell>
          <table:table-cell office:value-type="percentage" office:value="0.93745803961060759" table:style-name="ce47">
            <text:p>93,7%</text:p>
          </table:table-cell>
          <table:table-cell office:value-type="float" office:value="46584" table:style-name="ce46">
            <text:p>46.584</text:p>
          </table:table-cell>
          <table:table-cell office:value-type="percentage" office:value="0.87982321944586095" table:style-name="ce47">
            <text:p>88,0%</text:p>
          </table:table-cell>
          <table:table-cell office:value-type="float" office:value="29795" table:style-name="ce46">
            <text:p>29.795</text:p>
          </table:table-cell>
          <table:table-cell office:value-type="percentage" office:value="0.75777613876243033" table:style-name="ce47">
            <text:p>75,8%</text:p>
          </table:table-cell>
          <table:table-cell office:value-type="float" office:value="22334" table:style-name="ce46">
            <text:p>22.334</text:p>
          </table:table-cell>
          <table:table-cell office:value-type="percentage" office:value="0.73327204675290569" table:style-name="ce47">
            <text:p>73,3%</text:p>
          </table:table-cell>
          <table:table-cell office:value-type="float" office:value="20011" table:style-name="ce46">
            <text:p>20.011</text:p>
          </table:table-cell>
          <table:table-cell office:value-type="percentage" office:value="0.78376155412815296" table:style-name="ce47">
            <text:p>78,4%</text:p>
          </table:table-cell>
          <table:table-cell office:value-type="float" office:value="252499" table:style-name="ce46">
            <text:p>252.49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8917491284290595" table:style-name="ce47">
            <text:p>88,9%</text:p>
          </table:table-cell>
          <table:table-cell office:value-type="percentage" office:value="0.7892714917133979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601" table:style-name="ce46">
            <text:p>370.601</text:p>
          </table:table-cell>
          <table:table-cell office:value-type="percentage" office:value="1" table:style-name="ce47">
            <text:p>100,0%</text:p>
          </table:table-cell>
          <table:table-cell office:value-type="float" office:value="508168" table:style-name="ce46">
            <text:p>508.168</text:p>
          </table:table-cell>
          <table:table-cell office:value-type="percentage" office:value="0.96595011034422451" table:style-name="ce47">
            <text:p>96,6%</text:p>
          </table:table-cell>
          <table:table-cell office:value-type="float" office:value="674251" table:style-name="ce46">
            <text:p>674.251</text:p>
          </table:table-cell>
          <table:table-cell office:value-type="percentage" office:value="0.95866479554912887" table:style-name="ce47">
            <text:p>95,9%</text:p>
          </table:table-cell>
          <table:table-cell office:value-type="float" office:value="928423" table:style-name="ce46">
            <text:p>928.423</text:p>
          </table:table-cell>
          <table:table-cell office:value-type="percentage" office:value="0.9543988741579571" table:style-name="ce47">
            <text:p>95,4%</text:p>
          </table:table-cell>
          <table:table-cell office:value-type="float" office:value="1001129" table:style-name="ce46">
            <text:p>1.001.129</text:p>
          </table:table-cell>
          <table:table-cell office:value-type="percentage" office:value="0.85862255579255398" table:style-name="ce47">
            <text:p>85,9%</text:p>
          </table:table-cell>
          <table:table-cell office:value-type="float" office:value="702469" table:style-name="ce46">
            <text:p>702.469</text:p>
          </table:table-cell>
          <table:table-cell office:value-type="percentage" office:value="0.73972136809738431" table:style-name="ce47">
            <text:p>74,0%</text:p>
          </table:table-cell>
          <table:table-cell office:value-type="float" office:value="549484" table:style-name="ce46">
            <text:p>549.484</text:p>
          </table:table-cell>
          <table:table-cell office:value-type="percentage" office:value="0.74007070945149667" table:style-name="ce47">
            <text:p>74,0%</text:p>
          </table:table-cell>
          <table:table-cell office:value-type="float" office:value="415961" table:style-name="ce46">
            <text:p>415.961</text:p>
          </table:table-cell>
          <table:table-cell office:value-type="percentage" office:value="0.75145336758547676" table:style-name="ce47">
            <text:p>75,1%</text:p>
          </table:table-cell>
          <table:table-cell office:value-type="float" office:value="5150486" table:style-name="ce46">
            <text:p>5.150.48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15825158411673" table:style-name="ce47">
            <text:p>86,2%</text:p>
          </table:table-cell>
          <table:table-cell office:value-type="percentage" office:value="0.75967125120650958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32" table:style-name="ce46">
            <text:p>72.832</text:p>
          </table:table-cell>
          <table:table-cell office:value-type="percentage" office:value="1" table:style-name="ce47">
            <text:p>100,0%</text:p>
          </table:table-cell>
          <table:table-cell office:value-type="float" office:value="101153" table:style-name="ce46">
            <text:p>101.153</text:p>
          </table:table-cell>
          <table:table-cell office:value-type="percentage" office:value="0.98303190507196381" table:style-name="ce47">
            <text:p>98,3%</text:p>
          </table:table-cell>
          <table:table-cell office:value-type="float" office:value="145064" table:style-name="ce46">
            <text:p>145.064</text:p>
          </table:table-cell>
          <table:table-cell office:value-type="percentage" office:value="0.98744120509975564" table:style-name="ce47">
            <text:p>98,7%</text:p>
          </table:table-cell>
          <table:table-cell office:value-type="float" office:value="204038" table:style-name="ce46">
            <text:p>204.038</text:p>
          </table:table-cell>
          <table:table-cell office:value-type="percentage" office:value="0.95677495592152151" table:style-name="ce47">
            <text:p>95,7%</text:p>
          </table:table-cell>
          <table:table-cell office:value-type="float" office:value="224841" table:style-name="ce46">
            <text:p>224.841</text:p>
          </table:table-cell>
          <table:table-cell office:value-type="percentage" office:value="0.88465397372490229" table:style-name="ce47">
            <text:p>88,5%</text:p>
          </table:table-cell>
          <table:table-cell office:value-type="float" office:value="157648" table:style-name="ce46">
            <text:p>157.648</text:p>
          </table:table-cell>
          <table:table-cell office:value-type="percentage" office:value="0.75428582364846442" table:style-name="ce47">
            <text:p>75,4%</text:p>
          </table:table-cell>
          <table:table-cell office:value-type="float" office:value="129640" table:style-name="ce46">
            <text:p>129.640</text:p>
          </table:table-cell>
          <table:table-cell office:value-type="percentage" office:value="0.75263573452231669" table:style-name="ce47">
            <text:p>75,3%</text:p>
          </table:table-cell>
          <table:table-cell office:value-type="float" office:value="111079" table:style-name="ce46">
            <text:p>111.079</text:p>
          </table:table-cell>
          <table:table-cell office:value-type="percentage" office:value="0.78283084556077076" table:style-name="ce47">
            <text:p>78,3%</text:p>
          </table:table-cell>
          <table:table-cell office:value-type="float" office:value="1146295" table:style-name="ce46">
            <text:p>1.146.29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494284948825962" table:style-name="ce47">
            <text:p>87,5%</text:p>
          </table:table-cell>
          <table:table-cell office:value-type="percentage" office:value="0.75850735582639817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02" table:style-name="ce46">
            <text:p>42.102</text:p>
          </table:table-cell>
          <table:table-cell office:value-type="percentage" office:value="1" table:style-name="ce47">
            <text:p>100,0%</text:p>
          </table:table-cell>
          <table:table-cell office:value-type="float" office:value="55717" table:style-name="ce46">
            <text:p>55.717</text:p>
          </table:table-cell>
          <table:table-cell office:value-type="percentage" office:value="0.99865572125035851" table:style-name="ce47">
            <text:p>99,9%</text:p>
          </table:table-cell>
          <table:table-cell office:value-type="float" office:value="71453" table:style-name="ce46">
            <text:p>71.453</text:p>
          </table:table-cell>
          <table:table-cell office:value-type="percentage" office:value="0.96762093061047616" table:style-name="ce47">
            <text:p>96,8%</text:p>
          </table:table-cell>
          <table:table-cell office:value-type="float" office:value="90493" table:style-name="ce46">
            <text:p>90.493</text:p>
          </table:table-cell>
          <table:table-cell office:value-type="percentage" office:value="0.93586985748857221" table:style-name="ce47">
            <text:p>93,6%</text:p>
          </table:table-cell>
          <table:table-cell office:value-type="float" office:value="93530" table:style-name="ce46">
            <text:p>93.530</text:p>
          </table:table-cell>
          <table:table-cell office:value-type="percentage" office:value="0.86600248143552894" table:style-name="ce47">
            <text:p>86,6%</text:p>
          </table:table-cell>
          <table:table-cell office:value-type="float" office:value="61664" table:style-name="ce46">
            <text:p>61.664</text:p>
          </table:table-cell>
          <table:table-cell office:value-type="percentage" office:value="0.75809247488966203" table:style-name="ce47">
            <text:p>75,8%</text:p>
          </table:table-cell>
          <table:table-cell office:value-type="float" office:value="53709" table:style-name="ce46">
            <text:p>53.709</text:p>
          </table:table-cell>
          <table:table-cell office:value-type="percentage" office:value="0.78836584614029681" table:style-name="ce47">
            <text:p>78,8%</text:p>
          </table:table-cell>
          <table:table-cell office:value-type="float" office:value="45884" table:style-name="ce46">
            <text:p>45.884</text:p>
          </table:table-cell>
          <table:table-cell office:value-type="percentage" office:value="0.81371923104206567" table:style-name="ce47">
            <text:p>81,4%</text:p>
          </table:table-cell>
          <table:table-cell office:value-type="float" office:value="514552" table:style-name="ce46">
            <text:p>514.55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8509238777061827" table:style-name="ce47">
            <text:p>88,5%</text:p>
          </table:table-cell>
          <table:table-cell office:value-type="percentage" office:value="0.77821284730571982" table:style-name="ce47">
            <text:p>77,8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32" table:style-name="ce46">
            <text:p>161.832</text:p>
          </table:table-cell>
          <table:table-cell office:value-type="percentage" office:value="1.0245773979107313" table:style-name="ce47">
            <text:p>102,5%</text:p>
          </table:table-cell>
          <table:table-cell office:value-type="float" office:value="212119" table:style-name="ce46">
            <text:p>212.119</text:p>
          </table:table-cell>
          <table:table-cell office:value-type="percentage" office:value="0.99548528493859145" table:style-name="ce47">
            <text:p>99,5%</text:p>
          </table:table-cell>
          <table:table-cell office:value-type="float" office:value="272862" table:style-name="ce46">
            <text:p>272.862</text:p>
          </table:table-cell>
          <table:table-cell office:value-type="percentage" office:value="0.97409315326700441" table:style-name="ce47">
            <text:p>97,4%</text:p>
          </table:table-cell>
          <table:table-cell office:value-type="float" office:value="319855" table:style-name="ce46">
            <text:p>319.855</text:p>
          </table:table-cell>
          <table:table-cell office:value-type="percentage" office:value="0.94081364327586869" table:style-name="ce47">
            <text:p>94,1%</text:p>
          </table:table-cell>
          <table:table-cell office:value-type="float" office:value="314476" table:style-name="ce46">
            <text:p>314.476</text:p>
          </table:table-cell>
          <table:table-cell office:value-type="percentage" office:value="0.86839917930705013" table:style-name="ce47">
            <text:p>86,8%</text:p>
          </table:table-cell>
          <table:table-cell office:value-type="float" office:value="194238" table:style-name="ce46">
            <text:p>194.238</text:p>
          </table:table-cell>
          <table:table-cell office:value-type="percentage" office:value="0.74551225709383862" table:style-name="ce47">
            <text:p>74,6%</text:p>
          </table:table-cell>
          <table:table-cell office:value-type="float" office:value="153185" table:style-name="ce46">
            <text:p>153.185</text:p>
          </table:table-cell>
          <table:table-cell office:value-type="percentage" office:value="0.76009507080691097" table:style-name="ce47">
            <text:p>76,0%</text:p>
          </table:table-cell>
          <table:table-cell office:value-type="float" office:value="137589" table:style-name="ce46">
            <text:p>137.589</text:p>
          </table:table-cell>
          <table:table-cell office:value-type="percentage" office:value="0.8160385751396747" table:style-name="ce47">
            <text:p>81,6%</text:p>
          </table:table-cell>
          <table:table-cell office:value-type="float" office:value="1766156" table:style-name="ce46">
            <text:p>1.766.15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022517279982338" table:style-name="ce47">
            <text:p>89,0%</text:p>
          </table:table-cell>
          <table:table-cell office:value-type="percentage" office:value="0.79538519183032319" table:style-name="ce47">
            <text:p>79,5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5" table:style-name="ce46">
            <text:p>2.375</text:p>
          </table:table-cell>
          <table:table-cell office:value-type="percentage" office:value="0.91170825335892514" table:style-name="ce47">
            <text:p>91,2%</text:p>
          </table:table-cell>
          <table:table-cell office:value-type="float" office:value="3854" table:style-name="ce46">
            <text:p>3.854</text:p>
          </table:table-cell>
          <table:table-cell office:value-type="percentage" office:value="0.89254284390921723" table:style-name="ce47">
            <text:p>89,3%</text:p>
          </table:table-cell>
          <table:table-cell office:value-type="float" office:value="7490" table:style-name="ce46">
            <text:p>7.490</text:p>
          </table:table-cell>
          <table:table-cell office:value-type="percentage" office:value="0.9532900598192694" table:style-name="ce47">
            <text:p>95,3%</text:p>
          </table:table-cell>
          <table:table-cell office:value-type="float" office:value="10362" table:style-name="ce46">
            <text:p>10.362</text:p>
          </table:table-cell>
          <table:table-cell office:value-type="percentage" office:value="0.89667705088265837" table:style-name="ce47">
            <text:p>89,7%</text:p>
          </table:table-cell>
          <table:table-cell office:value-type="float" office:value="10764" table:style-name="ce46">
            <text:p>10.764</text:p>
          </table:table-cell>
          <table:table-cell office:value-type="percentage" office:value="0.85144755576649267" table:style-name="ce47">
            <text:p>85,1%</text:p>
          </table:table-cell>
          <table:table-cell office:value-type="float" office:value="8589" table:style-name="ce46">
            <text:p>8.589</text:p>
          </table:table-cell>
          <table:table-cell office:value-type="percentage" office:value="0.72212880443921301" table:style-name="ce47">
            <text:p>72,2%</text:p>
          </table:table-cell>
          <table:table-cell office:value-type="float" office:value="8119" table:style-name="ce46">
            <text:p>8.119</text:p>
          </table:table-cell>
          <table:table-cell office:value-type="percentage" office:value="0.74031184462478339" table:style-name="ce47">
            <text:p>74,0%</text:p>
          </table:table-cell>
          <table:table-cell office:value-type="float" office:value="6951" table:style-name="ce46">
            <text:p>6.951</text:p>
          </table:table-cell>
          <table:table-cell office:value-type="percentage" office:value="0.76166995397764625" table:style-name="ce47">
            <text:p>76,2%</text:p>
          </table:table-cell>
          <table:table-cell office:value-type="float" office:value="58504" table:style-name="ce46">
            <text:p>58.50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2440639751990419" table:style-name="ce47">
            <text:p>82,4%</text:p>
          </table:table-cell>
          <table:table-cell office:value-type="percentage" office:value="0.69480534904159041" table:style-name="ce47">
            <text:p>69,5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1" table:style-name="ce46">
            <text:p>1.961</text:p>
          </table:table-cell>
          <table:table-cell office:value-type="percentage" office:value="0.8348233290762026" table:style-name="ce47">
            <text:p>83,5%</text:p>
          </table:table-cell>
          <table:table-cell office:value-type="float" office:value="3235" table:style-name="ce46">
            <text:p>3.235</text:p>
          </table:table-cell>
          <table:table-cell office:value-type="percentage" office:value="0.86312700106723583" table:style-name="ce47">
            <text:p>86,3%</text:p>
          </table:table-cell>
          <table:table-cell office:value-type="float" office:value="6976" table:style-name="ce46">
            <text:p>6.976</text:p>
          </table:table-cell>
          <table:table-cell office:value-type="percentage" office:value="0.89127379583493038" table:style-name="ce47">
            <text:p>89,1%</text:p>
          </table:table-cell>
          <table:table-cell office:value-type="float" office:value="9450" table:style-name="ce46">
            <text:p>9.450</text:p>
          </table:table-cell>
          <table:table-cell office:value-type="percentage" office:value="0.83635719975219047" table:style-name="ce47">
            <text:p>83,6%</text:p>
          </table:table-cell>
          <table:table-cell office:value-type="float" office:value="9761" table:style-name="ce46">
            <text:p>9.761</text:p>
          </table:table-cell>
          <table:table-cell office:value-type="percentage" office:value="0.81328111981336448" table:style-name="ce47">
            <text:p>81,3%</text:p>
          </table:table-cell>
          <table:table-cell office:value-type="float" office:value="8115" table:style-name="ce46">
            <text:p>8.115</text:p>
          </table:table-cell>
          <table:table-cell office:value-type="percentage" office:value="0.66883705596307585" table:style-name="ce47">
            <text:p>66,9%</text:p>
          </table:table-cell>
          <table:table-cell office:value-type="float" office:value="7713" table:style-name="ce46">
            <text:p>7.713</text:p>
          </table:table-cell>
          <table:table-cell office:value-type="percentage" office:value="0.64301792413505632" table:style-name="ce47">
            <text:p>64,3%</text:p>
          </table:table-cell>
          <table:table-cell office:value-type="float" office:value="6847" table:style-name="ce46">
            <text:p>6.847</text:p>
          </table:table-cell>
          <table:table-cell office:value-type="percentage" office:value="0.71516607478587846" table:style-name="ce47">
            <text:p>71,5%</text:p>
          </table:table-cell>
          <table:table-cell office:value-type="float" office:value="54058" table:style-name="ce46">
            <text:p>54.05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216391501120873" table:style-name="ce47">
            <text:p>76,2%</text:p>
          </table:table-cell>
          <table:table-cell office:value-type="percentage" office:value="0.62081400156185407" table:style-name="ce47">
            <text:p>62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3" table:style-name="ce46">
            <text:p>3.403</text:p>
          </table:table-cell>
          <table:table-cell office:value-type="string" table:style-name="ce47">
            <text:p>-</text:p>
          </table:table-cell>
          <table:table-cell office:value-type="float" office:value="8932" table:style-name="ce46">
            <text:p>8.932</text:p>
          </table:table-cell>
          <table:table-cell office:value-type="string" table:style-name="ce47">
            <text:p>-</text:p>
          </table:table-cell>
          <table:table-cell office:value-type="float" office:value="20635" table:style-name="ce46">
            <text:p>20.635</text:p>
          </table:table-cell>
          <table:table-cell office:value-type="string" table:style-name="ce47">
            <text:p>-</text:p>
          </table:table-cell>
          <table:table-cell office:value-type="float" office:value="29895" table:style-name="ce46">
            <text:p>29.895</text:p>
          </table:table-cell>
          <table:table-cell office:value-type="string" table:style-name="ce47">
            <text:p>-</text:p>
          </table:table-cell>
          <table:table-cell office:value-type="float" office:value="22561" table:style-name="ce46">
            <text:p>22.561</text:p>
          </table:table-cell>
          <table:table-cell office:value-type="string" table:style-name="ce47">
            <text:p>-</text:p>
          </table:table-cell>
          <table:table-cell office:value-type="float" office:value="1144" table:style-name="ce46">
            <text:p>1.144</text:p>
          </table:table-cell>
          <table:table-cell office:value-type="string" table:style-name="ce47">
            <text:p>-</text:p>
          </table:table-cell>
          <table:table-cell office:value-type="float" office:value="86610" table:style-name="ce46">
            <text:p>86.6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5" table:style-name="ce49">
            <text:p>25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4" table:style-name="ce49">
            <text:p>204</text:p>
          </table:table-cell>
          <table:table-cell office:value-type="string" table:style-name="ce50">
            <text:p>-</text:p>
          </table:table-cell>
          <table:table-cell office:value-type="float" office:value="615" table:style-name="ce49">
            <text:p>615</text:p>
          </table:table-cell>
          <table:table-cell office:value-type="string" table:style-name="ce50">
            <text:p>-</text:p>
          </table:table-cell>
          <table:table-cell office:value-type="float" office:value="1163" table:style-name="ce49">
            <text:p>1.163</text:p>
          </table:table-cell>
          <table:table-cell office:value-type="string" table:style-name="ce50">
            <text:p>-</text:p>
          </table:table-cell>
          <table:table-cell office:value-type="float" office:value="1286" table:style-name="ce49">
            <text:p>1.286</text:p>
          </table:table-cell>
          <table:table-cell office:value-type="string" table:style-name="ce50">
            <text:p>-</text:p>
          </table:table-cell>
          <table:table-cell office:value-type="float" office:value="1094" table:style-name="ce49">
            <text:p>1.094</text:p>
          </table:table-cell>
          <table:table-cell office:value-type="string" table:style-name="ce50">
            <text:p>-</text:p>
          </table:table-cell>
          <table:table-cell office:value-type="float" office:value="148" table:style-name="ce49">
            <text:p>148</text:p>
          </table:table-cell>
          <table:table-cell office:value-type="string" table:style-name="ce50">
            <text:p>-</text:p>
          </table:table-cell>
          <table:table-cell office:value-type="float" office:value="4567" table:style-name="ce49">
            <text:p>4.56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01184" table:style-name="ce53">
            <text:p>2.901.184</text:p>
          </table:table-cell>
          <table:table-cell office:value-type="percentage" office:value="1" table:style-name="ce54">
            <text:p>100,0%</text:p>
          </table:table-cell>
          <table:table-cell office:value-type="float" office:value="3914246" table:style-name="ce53">
            <text:p>3.914.246</text:p>
          </table:table-cell>
          <table:table-cell office:value-type="percentage" office:value="0.98843472738314841" table:style-name="ce54">
            <text:p>98,8%</text:p>
          </table:table-cell>
          <table:table-cell office:value-type="float" office:value="5195945" table:style-name="ce53">
            <text:p>5.195.945</text:p>
          </table:table-cell>
          <table:table-cell office:value-type="percentage" office:value="0.97357291175206384" table:style-name="ce54">
            <text:p>97,4%</text:p>
          </table:table-cell>
          <table:table-cell office:value-type="float" office:value="6587912" table:style-name="ce53">
            <text:p>6.587.912</text:p>
          </table:table-cell>
          <table:table-cell office:value-type="percentage" office:value="0.936673592759934" table:style-name="ce54">
            <text:p>93,7%</text:p>
          </table:table-cell>
          <table:table-cell office:value-type="float" office:value="6819045" table:style-name="ce53">
            <text:p>6.819.045</text:p>
          </table:table-cell>
          <table:table-cell office:value-type="percentage" office:value="0.86407403085024248" table:style-name="ce54">
            <text:p>86,4%</text:p>
          </table:table-cell>
          <table:table-cell office:value-type="float" office:value="4665520" table:style-name="ce53">
            <text:p>4.665.520</text:p>
          </table:table-cell>
          <table:table-cell office:value-type="percentage" office:value="0.74883117512623176" table:style-name="ce54">
            <text:p>74,9%</text:p>
          </table:table-cell>
          <table:table-cell office:value-type="float" office:value="3708721" table:style-name="ce53">
            <text:p>3.708.721</text:p>
          </table:table-cell>
          <table:table-cell office:value-type="percentage" office:value="0.75004873964535335" table:style-name="ce54">
            <text:p>75,0%</text:p>
          </table:table-cell>
          <table:table-cell office:value-type="float" office:value="3075112" table:style-name="ce53">
            <text:p>3.075.112</text:p>
          </table:table-cell>
          <table:table-cell office:value-type="percentage" office:value="0.79078434206310311" table:style-name="ce54">
            <text:p>79,1%</text:p>
          </table:table-cell>
          <table:table-cell office:value-type="float" office:value="36867685" table:style-name="ce53">
            <text:p>36.867.68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7530475849295397" table:style-name="ce54">
            <text:p>87,5%</text:p>
          </table:table-cell>
          <table:table-cell office:value-type="percentage" office:value="0.77696664513207836" table:style-name="ce54">
            <text:p>77,7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08T14:55:48Z</meta:creation-date>
    <dc:date>2021-10-08T14:56:13Z</dc:date>
  </office:meta>
</office:document-meta>
</file>